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dee6ef" draw:textarea-horizontal-align="justify" draw:textarea-vertical-align="middle" draw:auto-grow-height="false" fo:min-height="1.426cm" fo:min-width="9.15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06cm" fo:min-width="2.5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4.7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3.812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188cm" fo:min-width="3.272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546cm" fo:min-width="4.17cm"/>
      <style:paragraph-properties style:writing-mode="lr-tb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.766cm" fo:min-width="3.818cm"/>
      <style:paragraph-properties style:writing-mode="lr-tb"/>
    </style:style>
    <style:style style:name="gr8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4.834cm"/>
      <style:paragraph-properties style:writing-mode="lr-tb"/>
    </style:style>
    <style:style style:name="gr9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802cm"/>
      <style:paragraph-properties style:writing-mode="lr-tb"/>
    </style:style>
    <style:style style:name="gr10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11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1.532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ff8000" draw:textarea-vertical-align="middle"/>
    </style:style>
    <style:style style:name="gr14" style:family="graphic" style:parent-style-name="standard">
      <style:graphic-properties draw:fill-color="#ffdbb6" draw:textarea-horizontal-align="justify" draw:textarea-vertical-align="middle" draw:auto-grow-height="false" fo:min-height="0.766cm" fo:min-width="3.818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188cm" fo:min-width="3.812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4.834cm"/>
      <style:paragraph-properties style:writing-mode="lr-tb"/>
    </style:style>
    <style:style style:name="gr18" style:family="graphic" style:parent-style-name="standard">
      <style:graphic-properties draw:fill-color="#a1467e" draw:textarea-horizontal-align="justify" draw:textarea-vertical-align="middle" draw:auto-grow-height="false" fo:min-height="1.188cm" fo:min-width="3.812cm"/>
      <style:paragraph-properties style:writing-mode="lr-tb"/>
    </style:style>
    <style:style style:name="gr19" style:family="graphic" style:parent-style-name="standard">
      <style:graphic-properties draw:fill-color="#ffdbb6" draw:textarea-horizontal-align="justify" draw:textarea-vertical-align="middle" draw:auto-grow-height="false" fo:min-height="0.766cm" fo:min-width="2.294cm"/>
      <style:paragraph-properties style:writing-mode="lr-tb"/>
    </style:style>
    <style:style style:name="gr20" style:family="graphic" style:parent-style-name="standard">
      <style:graphic-properties draw:fill-color="#ffdbb6" draw:textarea-horizontal-align="justify" draw:textarea-vertical-align="middle" draw:auto-grow-height="false" fo:min-height="0.766cm" fo:min-width="2.54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0.618cm" fo:min-width="26.424cm"/>
    </style:style>
    <style:style style:name="gr22" style:family="graphic" style:parent-style-name="standard">
      <style:graphic-properties svg:stroke-color="#b4c7dc" draw:fill-color="#b4c7dc" draw:textarea-horizontal-align="justify" draw:textarea-vertical-align="middle" draw:auto-grow-height="false" fo:min-height="4.068cm" fo:min-width="16.772cm"/>
    </style:style>
    <style:style style:name="gr23" style:family="graphic" style:parent-style-name="standard">
      <style:graphic-properties draw:fill-color="#81d41a" draw:textarea-horizontal-align="justify" draw:textarea-vertical-align="middle" draw:auto-grow-height="false" fo:min-height="1.008cm" fo:min-width="4.89cm"/>
      <style:paragraph-properties style:writing-mode="lr-tb"/>
    </style:style>
    <style:style style:name="gr24" style:family="graphic" style:parent-style-name="standard">
      <style:graphic-properties draw:fill-color="#d4ea6b" draw:textarea-horizontal-align="justify" draw:textarea-vertical-align="middle" draw:auto-grow-height="false" fo:min-height="1.008cm" fo:min-width="4.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 style:list-style-name="L1">
      <style:graphic-properties draw:fill-color="#a1467e" draw:textarea-horizontal-align="justify" draw:textarea-vertical-align="middle" draw:auto-grow-height="false" fo:min-height="1.188cm" fo:min-width="7.942cm"/>
      <style:paragraph-properties style:writing-mode="lr-tb"/>
    </style:style>
    <style:style style:name="gr28" style:family="graphic" style:parent-style-name="standard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4.504cm" fo:min-width="26.424cm"/>
    </style:style>
    <style:style style:name="gr30" style:family="graphic" style:parent-style-name="standard">
      <style:graphic-properties svg:stroke-color="#b4c7dc" draw:fill-color="#b4c7dc" draw:textarea-horizontal-align="justify" draw:textarea-vertical-align="middle" draw:auto-grow-height="false" fo:min-height="4.068cm" fo:min-width="9.152cm"/>
    </style:style>
    <style:style style:name="gr31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4.834cm"/>
      <style:paragraph-properties style:writing-mode="lr-tb"/>
    </style:style>
    <style:style style:name="gr32" style:family="graphic" style:parent-style-name="standard">
      <style:graphic-properties draw:fill-color="#ff8000" draw:textarea-horizontal-align="justify" draw:textarea-vertical-align="middle" draw:auto-grow-height="false" fo:min-height="0.766cm" fo:min-width="2.692cm"/>
      <style:paragraph-properties style:writing-mode="lr-tb"/>
    </style:style>
    <style:style style:name="gr33" style:family="graphic" style:parent-style-name="standard">
      <style:graphic-properties svg:stroke-color="#b4c7dc" draw:fill-color="#b4c7dc" draw:textarea-horizontal-align="justify" draw:textarea-vertical-align="middle" draw:auto-grow-height="false" fo:min-height="4.068cm" fo:min-width="7.9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188cm" fo:min-width="3.812cm"/>
      <style:paragraph-properties style:writing-mode="lr-tb"/>
    </style:style>
    <style:style style:name="gr36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37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38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39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1.532cm"/>
      <style:paragraph-properties style:writing-mode="lr-tb"/>
    </style:style>
    <style:style style:name="gr40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41" style:family="graphic" style:parent-style-name="standard">
      <style:graphic-properties svg:stroke-color="#b4c7dc" draw:fill-color="#b4c7dc" draw:textarea-horizontal-align="justify" draw:textarea-vertical-align="middle" draw:auto-grow-height="false" fo:min-height="4.068cm" fo:min-width="8.233cm"/>
    </style:style>
    <style:style style:name="gr42" style:family="graphic" style:parent-style-name="standard">
      <style:graphic-properties draw:fill-color="#e8f2a1" draw:textarea-horizontal-align="justify" draw:textarea-vertical-align="middle" draw:auto-grow-height="false" fo:min-height="1.008cm" fo:min-width="4.89cm"/>
      <style:paragraph-properties style:writing-mode="lr-tb"/>
    </style:style>
    <style:style style:name="gr43" style:family="graphic" style:parent-style-name="standard">
      <style:graphic-properties draw:fill-color="#ff8000" draw:textarea-horizontal-align="justify" draw:textarea-vertical-align="middle" draw:auto-grow-height="false" fo:min-height="0.766cm" fo:min-width="3.264cm"/>
      <style:paragraph-properties style:writing-mode="lr-tb"/>
    </style:style>
    <style:style style:name="gr44" style:family="graphic" style:parent-style-name="objectwithoutfill">
      <style:graphic-properties svg:stroke-color="#000000" draw:marker-end="Arrow" draw:marker-end-width="0.3cm" draw:fill="solid" draw:fill-color="#b4c7dc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4.504cm" fo:min-width="27.241cm"/>
    </style:style>
    <style:style style:name="gr46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3.814cm" fo:min-width="4.072cm"/>
    </style:style>
    <style:style style:name="gr47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6.1cm" fo:min-width="4.834cm"/>
    </style:style>
    <style:style style:name="gr48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3.306cm" fo:min-width="3.818cm"/>
    </style:style>
    <style:style style:name="gr49" style:family="graphic" style:parent-style-name="standard">
      <style:graphic-properties draw:fill-color="#a1467e" draw:textarea-horizontal-align="justify" draw:textarea-vertical-align="middle" draw:auto-grow-height="false" fo:min-height="0.682cm" fo:min-width="4.836cm"/>
      <style:paragraph-properties style:writing-mode="lr-tb"/>
    </style:style>
    <style:style style:name="gr50" style:family="graphic" style:parent-style-name="standard">
      <style:graphic-properties draw:fill-color="#ff8000" draw:textarea-horizontal-align="justify" draw:textarea-vertical-align="middle" draw:auto-grow-height="false" fo:min-height="0.766cm" fo:min-width="1.572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79cm" fo:min-width="2.734cm"/>
      <style:paragraph-properties style:writing-mode="lr-tb"/>
    </style:style>
    <style:style style:name="gr52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53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54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056cm"/>
      <style:paragraph-properties style:writing-mode="lr-tb"/>
    </style:style>
    <style:style style:name="gr55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802cm"/>
      <style:paragraph-properties style:writing-mode="lr-tb"/>
    </style:style>
    <style:style style:name="gr56" style:family="graphic" style:parent-style-name="standard" style:list-style-name="L1">
      <style:graphic-properties draw:fill-color="#a1467e" draw:textarea-horizontal-align="justify" draw:textarea-vertical-align="middle" draw:auto-grow-height="false" fo:min-height="0.908cm" fo:min-width="1.656cm"/>
      <style:paragraph-properties style:writing-mode="lr-tb"/>
    </style:style>
    <style:style style:name="gr57" style:family="graphic" style:parent-style-name="standard">
      <style:graphic-properties draw:fill-color="#ff8000" draw:textarea-horizontal-align="justify" draw:textarea-vertical-align="middle" draw:auto-grow-height="false" fo:min-height="0.766cm" fo:min-width="1.786cm"/>
      <style:paragraph-properties style:writing-mode="lr-tb"/>
    </style:style>
    <style:style style:name="gr58" style:family="graphic" style:parent-style-name="standard">
      <style:graphic-properties draw:fill-color="#a1467e" draw:textarea-horizontal-align="justify" draw:textarea-vertical-align="middle" draw:auto-grow-height="false" fo:min-height="0.604cm" fo:min-width="1.656cm"/>
      <style:paragraph-properties style:writing-mode="lr-tb"/>
    </style:style>
    <style:style style:name="gr59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4.072cm"/>
      <style:paragraph-properties style:writing-mode="lr-tb"/>
    </style:style>
    <style:style style:name="gr60" style:family="graphic" style:parent-style-name="standard">
      <style:graphic-properties draw:fill-color="#ff8000" draw:textarea-horizontal-align="justify" draw:textarea-vertical-align="middle" draw:auto-grow-height="false" fo:min-height="0.766cm" fo:min-width="2.802cm"/>
      <style:paragraph-properties style:writing-mode="lr-tb"/>
    </style:style>
    <style:style style:name="gr61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6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63" style:family="graphic" style:parent-style-name="standard">
      <style:graphic-properties draw:fill-color="#81d41a" draw:textarea-horizontal-align="justify" draw:textarea-vertical-align="middle" draw:auto-grow-height="false" fo:min-height="1.008cm" fo:min-width="2.016cm"/>
      <style:paragraph-properties style:writing-mode="lr-tb"/>
    </style:style>
    <style:style style:name="gr64" style:family="graphic" style:parent-style-name="standard">
      <style:graphic-properties draw:fill-color="#81d41a" draw:textarea-horizontal-align="justify" draw:textarea-vertical-align="middle" draw:auto-grow-height="false" fo:min-height="1.008cm" fo:min-width="2.596cm"/>
      <style:paragraph-properties style:writing-mode="lr-tb"/>
    </style:style>
    <style:style style:name="gr65" style:family="graphic" style:parent-style-name="standard">
      <style:graphic-properties draw:fill-color="#81d41a" draw:textarea-horizontal-align="justify" draw:textarea-vertical-align="middle" draw:auto-grow-height="false" fo:min-height="1.008cm" fo:min-width="1.978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4.504cm" fo:min-width="27.5cm"/>
    </style:style>
    <style:style style:name="gr67" style:family="graphic" style:parent-style-name="standard">
      <style:graphic-properties svg:stroke-color="#b4c7dc" draw:fill-color="#b4c7dc" draw:textarea-horizontal-align="justify" draw:textarea-vertical-align="middle" draw:auto-grow-height="false" fo:min-height="4.068cm" fo:min-width="8.262cm"/>
    </style:style>
    <style:style style:name="gr68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2.548cm"/>
      <style:paragraph-properties style:writing-mode="lr-tb"/>
    </style:style>
    <style:style style:name="gr69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1.532cm"/>
      <style:paragraph-properties style:writing-mode="lr-tb"/>
    </style:style>
    <style:style style:name="gr70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31cm"/>
      <style:paragraph-properties style:writing-mode="lr-tb"/>
    </style:style>
    <style:style style:name="gr71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4.072cm"/>
      <style:paragraph-properties style:writing-mode="lr-tb"/>
    </style:style>
    <style:style style:name="gr72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564cm"/>
      <style:paragraph-properties style:writing-mode="lr-tb"/>
    </style:style>
    <style:style style:name="gr73" style:family="graphic" style:parent-style-name="standard" style:list-style-name="L1">
      <style:graphic-properties draw:fill-color="#ff8000" draw:textarea-horizontal-align="justify" draw:textarea-vertical-align="middle" draw:auto-grow-height="false" fo:min-height="0.766cm" fo:min-width="3.564cm"/>
      <style:paragraph-properties style:writing-mode="lr-tb"/>
    </style:style>
    <style:style style:name="gr74" style:family="graphic" style:parent-style-name="standard" style:list-style-name="L1">
      <style:graphic-properties draw:fill-color="#a1467e" draw:textarea-horizontal-align="justify" draw:textarea-vertical-align="middle" draw:auto-grow-height="false" fo:min-height="1.188cm" fo:min-width="3.81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fo:hyphenate="false"/>
    </style:style>
    <style:style style:name="P3" style:family="paragraph">
      <loext:graphic-properties draw:fill-color="#ff8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fo:hyphenate="false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-color="#ffdbb6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fo:hyphenate="false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a1467e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fdbb6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-color="#81d41a"/>
      <style:paragraph-properties fo:text-align="center"/>
    </style:style>
    <style:style style:name="P14" style:family="paragraph">
      <loext:graphic-properties draw:fill-color="#d4ea6b"/>
      <style:paragraph-properties fo:text-align="cente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2" style:family="paragraph">
      <loext:graphic-properties draw:fill-color="#a1467e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3" style:family="paragraph">
      <loext:graphic-properties draw:fill-color="#ff8000"/>
      <style:paragraph-properties fo:text-align="center"/>
      <style:text-properties fo:font-size="10pt" style:font-size-asian="10pt" style:font-size-complex="10pt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a1467e"/>
      <style:paragraph-properties fo:text-align="center"/>
      <style:text-properties fo:font-size="18pt" style:font-size-asian="18pt" style:font-size-complex="18pt"/>
    </style:style>
    <style:style style:name="P26" style:family="paragraph">
      <loext:graphic-properties draw:fill-color="#e8f2a1"/>
      <style:paragraph-properties fo:text-align="center"/>
    </style:style>
    <style:style style:name="P27" style:family="paragraph">
      <loext:graphic-properties draw:fill="solid" draw:fill-color="#b4c7dc"/>
      <style:paragraph-properties fo:text-align="center"/>
    </style:style>
    <style:style style:name="P28" style:family="paragraph">
      <loext:graphic-properties draw:fill-color="#a1467e"/>
      <style:paragraph-properties fo:text-align="center"/>
      <style:text-properties fo:font-size="10pt" style:font-size-asian="10pt" style:font-size-complex="10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="none" draw:fill-color="#ffffff"/>
      <style:paragraph-properties fo:text-align="center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0pt" style:font-size-asian="10pt" style:font-size-complex="10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10pt" style:font-size-asian="10pt" style:font-size-complex="10pt" fo:hyphenate="false"/>
    </style:style>
    <style:style style:name="P33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10pt" style:font-size-asian="10pt" style:font-size-complex="10pt" fo:hyphenate="false"/>
    </style:style>
    <style:style style:name="P34" style:family="paragraph">
      <loext:graphic-properties draw:fill="solid" draw:fill-color="#729fcf"/>
      <style:paragraph-properties fo:text-align="center"/>
    </style:style>
    <style:style style:name="P35" style:family="paragraph">
      <style:paragraph-properties fo:text-align="center"/>
      <style:text-properties fo:font-size="12pt" style:font-size-asian="12pt" style:font-size-complex="12pt"/>
    </style:style>
    <style:style style:name="P36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1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P42" style:family="paragraph">
      <style:paragraph-properties fo:margin-top="0cm" fo:margin-bottom="0.152cm"/>
      <style:text-properties fo:font-size="13pt" style:font-size-asian="13pt" style:font-size-complex="13pt"/>
    </style:style>
    <style:style style:name="P43" style:family="paragraph">
      <loext:graphic-properties draw:fill="none" draw:fill-color="#ffffff"/>
      <style:paragraph-properties fo:margin-top="0cm" fo:margin-bottom="0.152cm"/>
      <style:text-properties fo:font-size="13pt" style:font-size-asian="13pt" style:font-size-complex="13pt"/>
    </style:style>
    <style:style style:name="P44" style:family="paragraph">
      <style:paragraph-properties fo:margin-top="0.051cm" fo:margin-bottom="0cm"/>
      <style:text-properties fo:font-size="12pt" style:font-size-asian="12pt" style:font-size-complex="12pt"/>
    </style:style>
    <style:style style:name="P45" style:family="paragraph">
      <loext:graphic-properties draw:fill="none" draw:fill-color="#ffffff"/>
      <style:paragraph-properties fo:margin-top="0.051cm" fo:margin-bottom="0cm"/>
      <style:text-properties fo:font-size="12pt" style:font-size-asian="12pt" style:font-size-complex="12pt"/>
    </style:style>
    <style:style style:name="P46" style:family="paragraph">
      <loext:graphic-properties draw:fill-color="#81d41a"/>
      <style:paragraph-properties fo:text-align="center"/>
      <style:text-properties fo:font-size="18pt"/>
    </style:style>
    <style:style style:name="P47" style:family="paragraph">
      <loext:graphic-properties draw:fill-color="#ff8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0pt" style:font-size-asian="10pt" style:font-size-complex="10pt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13pt" style:font-size-asian="13pt" style:font-size-complex="13pt" fo:hyphenate="false"/>
    </style:style>
    <style:style style:name="P49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font-size="13pt" style:font-size-asian="13pt" style:font-size-complex="13pt" fo:hyphenate="false"/>
    </style:style>
    <style:style style:name="T1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outline="false" style:text-line-through-style="none" style:text-line-through-type="none" style:font-name="Liberation Sans1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3.716cm" svg:height="2.44cm" svg:x="6.85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1.776cm" svg:x="9.605cm" svg:y="16.638cm">
          <text:p text:style-name="P2"><text:span text:style-name="T1">hf-task-lc-tok0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366cm" svg:height="2.032cm" svg:x="17.353cm" svg:y="12.519cm">
          <text:p text:style-name="P2"><text:span text:style-name="T1">hf-lc-tok0sp-candidate-se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13.97cm" svg:y="8.636cm">
          <text:p text:style-name="P2"><text:span text:style-name="T1">hf-cand-creator-</text:span><text:span text:style-name="T1">cas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334cm" svg:height="2.032cm" svg:x="20.015cm" svg:y="0.902cm">
          <text:p text:style-name="P2"><text:span text:style-name="T1">lf-lambdakzerofi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604cm" svg:height="2.54cm" svg:x="2.461cm" svg:y="3.774cm">
          <text:p text:style-name="P2"><text:span text:style-name="T1">hf-track-index-skims-cre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318cm" svg:height="1.016cm" svg:x="15.281cm" svg:y="10.763cm">
          <text:p text:style-name="P2"><text:span text:style-name="T1">aod::HfCandCasc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334cm" svg:height="1.016cm" svg:x="18.37cm" svg:y="14.551cm">
          <text:p text:style-name="P2"><text:span text:style-name="T1">aod::HFSelLc</text:span><text:span text:style-name="T1">K0sPCandida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302cm" svg:height="1.016cm" svg:x="3.741cm" svg:y="6.467cm">
          <text:p text:style-name="P2"><text:span text:style-name="T1">aod::HfCascade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048cm" svg:height="1.016cm" svg:x="24.08cm" svg:y="3.187cm">
          <text:p text:style-name="P2"><text:span text:style-name="T1">aod::V0DataLink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032cm" svg:height="1.016cm" svg:x="21.794cm" svg:y="3.187cm">
          <text:p text:style-name="P2"><text:span text:style-name="T1">aod::V0s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1.016cm" svg:x="17.729cm" svg:y="3.187cm">
          <text:p text:style-name="P2"><text:span text:style-name="T1">aod::StoredV0Datas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9.558cm" svg:y1="4.203cm" svg:x2="9.144cm" svg:y2="4.826cm">
          <text:p/>
        </draw:line>
        <draw:line draw:style-name="gr13" draw:text-style-name="P4" draw:layer="layout" svg:x1="19.558cm" svg:y1="4.203cm" svg:x2="13.716cm" svg:y2="8.382cm">
          <text:p/>
        </draw:line>
        <draw:line draw:style-name="gr13" draw:text-style-name="P4" draw:layer="layout" svg:x1="22.86cm" svg:y1="4.203cm" svg:x2="15.494cm" svg:y2="8.382cm">
          <text:p/>
        </draw:line>
        <draw:line draw:style-name="gr13" draw:text-style-name="P4" draw:layer="layout" svg:x1="25.654cm" svg:y1="4.203cm" svg:x2="16.51cm" svg:y2="8.382cm">
          <text:p/>
        </draw:line>
        <draw:line draw:style-name="gr13" draw:text-style-name="P4" draw:layer="layout" svg:x1="5.588cm" svg:y1="7.483cm" svg:x2="11.176cm" svg:y2="8.382cm">
          <text:p/>
        </draw:line>
        <draw:line draw:style-name="gr13" draw:text-style-name="P4" draw:layer="layout" svg:x1="17.353cm" svg:y1="11.779cm" svg:x2="18.796cm" svg:y2="12.7cm">
          <text:p/>
        </draw:line>
        <draw:line draw:style-name="gr13" draw:text-style-name="P4" draw:layer="layout" svg:x1="12.446cm" svg:y1="11.779cm" svg:x2="11.684cm" svg:y2="16.638cm">
          <text:p/>
        </draw:line>
        <draw:line draw:style-name="gr13" draw:text-style-name="P4" draw:layer="layout" svg:x1="20.828cm" svg:y1="15.567cm" svg:x2="13.716cm" svg:y2="17.018cm">
          <text:p/>
        </draw:line>
        <draw:custom-shape draw:style-name="gr14" draw:text-style-name="P5" draw:layer="layout" svg:width="4.318cm" svg:height="1.016cm" svg:x="6.045cm" svg:y="10.763cm">
          <text:p text:style-name="P2"><text:span text:style-name="T1">aod::HfCandCascMCRec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318cm" svg:height="1.016cm" svg:x="10.363cm" svg:y="10.763cm">
          <text:p text:style-name="P2"><text:span text:style-name="T1">aod::HfCandCascMCGe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7.353cm" svg:y1="11.779cm" svg:x2="12.192cm" svg:y2="16.638cm">
          <text:p/>
        </draw:line>
        <draw:line draw:style-name="gr13" draw:text-style-name="P4" draw:layer="layout" svg:x1="8.89cm" svg:y1="11.779cm" svg:x2="11.43cm" svg:y2="16.638cm">
          <text:p/>
        </draw:line>
        <draw:custom-shape draw:style-name="gr15" draw:text-style-name="P6" draw:layer="layout" svg:width="6.096cm" svg:height="2.032cm" svg:x="7.62cm" svg:y="8.636cm">
          <text:p text:style-name="P2"><text:span text:style-name="T1">hf-cand-creator-cascade-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13.716cm" svg:height="2.44cm" svg:x="7.112cm" svg:y="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366cm" svg:height="2.032cm" svg:x="-0.146cm" svg:y="0.508cm">
          <text:p text:style-name="P2"><text:span text:style-name="T1">hf-lc-tok0sp-</text:span><text:span text:style-name="T1">candidate-</text:span><text:span text:style-name="T1">se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5.334cm" svg:height="1.016cm" svg:x="0.571cm" svg:y="2.84cm">
          <text:p text:style-name="P2"><text:span text:style-name="T1">aod::HFSelLcK0sPCandid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096cm" svg:height="2.032cm" svg:x="7.466cm" svg:y="0.608cm">
          <text:p text:style-name="P2"><text:span text:style-name="T1">hf-cand-creator-cas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318cm" svg:height="1.016cm" svg:x="7.62cm" svg:y="2.794cm">
          <text:p text:style-name="P2"><text:span text:style-name="T1">aod::HfCandCascBase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318cm" svg:height="1.016cm" svg:x="12.438cm" svg:y="2.794cm">
          <text:p text:style-name="P2"><text:span text:style-name="T1">aod::HfCandCascMCRec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318cm" svg:height="1.016cm" svg:x="16.856cm" svg:y="2.794cm">
          <text:p text:style-name="P2"><text:span text:style-name="T1">aod::HfCandCascMCGen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6.096cm" svg:height="2.032cm" svg:x="21.336cm" svg:y="0.508cm">
          <text:p text:style-name="P8">AO2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318cm" svg:height="1.016cm" svg:x="7.666cm" svg:y="4.58cm">
          <text:p text:style-name="P2"><text:span text:style-name="T1">aod::HfCandCasc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794cm" svg:height="1.016cm" svg:x="21.728cm" svg:y="2.834cm">
          <text:p text:style-name="P10"><text:span text:style-name="T2">aod::McPartic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048cm" svg:height="1.016cm" svg:x="24.628cm" svg:y="2.836cm">
          <text:p text:style-name="P10"><text:span text:style-name="T2">aod::BigTracksMC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6.924cm" svg:height="10.868cm" svg:x="0.762cm" svg:y="7.6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17.272cm" svg:height="4.318cm" svg:x="5.334cm" svg:y="8.1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7.62cm" svg:height="1.778cm" svg:x="5.596cm" svg:y="9.514cm">
          <text:p text:style-name="P8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7.62cm" svg:height="1.778cm" svg:x="14.71cm" svg:y="9.414cm">
          <text:p text:style-name="P8">process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3.66cm" svg:height="0.725cm" draw:transform="rotate (1.5707963267949) translate (4.518cm 12.362cm)">
          <draw:text-box>
            <text:p text:style-name="P15"><text:span text:style-name="T3">hf-task-lc-tok0sP</text:span></text:p>
          </draw:text-box>
        </draw:frame>
        <draw:line draw:style-name="gr13" draw:text-style-name="P4" draw:layer="layout" svg:x1="3.302cm" svg:y1="3.856cm" svg:x2="8.89cm" svg:y2="9.514cm">
          <text:p/>
        </draw:line>
        <draw:line draw:style-name="gr13" draw:text-style-name="P4" draw:layer="layout" svg:x1="9.652cm" svg:y1="3.81cm" svg:x2="9.652cm" svg:y2="4.58cm">
          <text:p/>
        </draw:line>
        <draw:line draw:style-name="gr13" draw:text-style-name="P4" draw:layer="layout" svg:x1="9.652cm" svg:y1="5.596cm" svg:x2="9.398cm" svg:y2="9.514cm">
          <text:p/>
        </draw:line>
        <draw:line draw:style-name="gr13" draw:text-style-name="P4" draw:layer="layout" svg:x1="3.302cm" svg:y1="3.856cm" svg:x2="15.494cm" svg:y2="9.906cm">
          <text:p/>
        </draw:line>
        <draw:line draw:style-name="gr13" draw:text-style-name="P4" draw:layer="layout" svg:x1="9.652cm" svg:y1="5.596cm" svg:x2="16.764cm" svg:y2="9.414cm">
          <text:p/>
        </draw:line>
        <draw:line draw:style-name="gr13" draw:text-style-name="P4" draw:layer="layout" svg:x1="14.732cm" svg:y1="3.856cm" svg:x2="17.526cm" svg:y2="9.414cm">
          <text:p/>
        </draw:line>
        <draw:line draw:style-name="gr13" draw:text-style-name="P4" draw:layer="layout" svg:x1="18.034cm" svg:y1="3.81cm" svg:x2="18.288cm" svg:y2="9.414cm">
          <text:p/>
        </draw:line>
        <draw:line draw:style-name="gr13" draw:text-style-name="P4" draw:layer="layout" svg:x1="23.114cm" svg:y1="3.852cm" svg:x2="19.05cm" svg:y2="9.414cm">
          <text:p/>
        </draw:line>
        <draw:line draw:style-name="gr13" draw:text-style-name="P4" draw:layer="layout" svg:x1="26.162cm" svg:y1="3.852cm" svg:x2="19.558cm" svg:y2="9.414cm">
          <text:p/>
        </draw:line>
        <draw:frame draw:style-name="gr26" draw:text-style-name="P17" draw:layer="layout" svg:width="9.244cm" svg:height="1.673cm" svg:x="8.52cm" svg:y="16.336cm">
          <draw:text-box>
            <text:p text:style-name="P8">o2-analysis-hf- task-lc-tok0sp</text:p>
            <text:p text:style-name="P8">PWGHF/Tasks/taskLcK0sP.cxx</text:p>
          </draw:text-box>
        </draw:frame>
        <draw:frame draw:style-name="gr25" draw:text-style-name="P19" draw:layer="layout" svg:width="17.766cm" svg:height="2.147cm" svg:x="5.378cm" svg:y="13.379cm">
          <draw:text-box>
            <text:p text:style-name="P18"><text:span text:style-name="T3">Configurable&lt;int&gt; </text:span><text:span text:style-name="T3">selectionFlagLc{"se</text:span><text:span text:style-name="T3">lectionFlagLc", 1, </text:span><text:span text:style-name="T3">"Selection Flag for </text:span><text:span text:style-name="T3">Lc"};</text:span></text:p>
            <text:p text:style-name="P18"><text:span text:style-name="T3">Configurable&lt;int&gt; </text:span><text:span text:style-name="T3">selectionFlagLcbar{</text:span><text:span text:style-name="T3">"selectionFlagLcbar</text:span><text:span text:style-name="T3">", 1, "Selection Flag </text:span><text:span text:style-name="T3">for Lcbar"};</text:span></text:p>
            <text:p text:style-name="P18"><text:span text:style-name="T3">Configurable&lt;doubl</text:span><text:span text:style-name="T3">e&gt; </text:span><text:span text:style-name="T3">cutEtaCandMax{"cu</text:span><text:span text:style-name="T3">tEtaCandMax", -1., </text:span><text:span text:style-name="T3">"max. cand. </text:span><text:span text:style-name="T3">pseudorapidity"};</text:span></text:p>
            <text:p text:style-name="P18"><text:span text:style-name="T3"/></text:p>
          </draw:text-box>
        </draw:frame>
        <draw:custom-shape draw:style-name="gr15" draw:text-style-name="P6" draw:layer="layout" svg:width="6.096cm" svg:height="2.032cm" svg:x="14.27cm" svg:y="0.608cm">
          <text:p text:style-name="P2"><text:span text:style-name="T1">hf-cand-creator-cascade-</text:span><text:span text:style-name="T1">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096cm" svg:height="2.032cm" svg:x="2.286cm" svg:y="0.208cm">
          <text:p text:style-name="P2"><text:span text:style-name="T1">hf-cand-creator-casca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318cm" svg:height="1.016cm" svg:x="3.158cm" svg:y="2.416cm">
          <text:p text:style-name="P2"><text:span text:style-name="T1">aod::HfCandCascBa</text:span><text:span text:style-name="T1">se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11.938cm" svg:height="2.032cm" svg:x="15.892cm" svg:y="0.208cm">
          <text:p text:style-name="P21"><text:span text:style-name="T4">pid-tpc-</text:span><text:span text:style-name="T4">full + pid-</text:span><text:span text:style-name="T4">tof-full + </text:span><text:span text:style-name="T5">pid-tof-</text:span><text:span text:style-name="T5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318cm" svg:height="1.016cm" svg:x="3.278cm" svg:y="4.198cm">
          <text:p text:style-name="P2"><text:span text:style-name="T1">aod::HfCandCasccade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.048cm" svg:height="1.016cm" svg:x="20.582cm" svg:y="2.24cm">
          <text:p text:style-name="P10"><text:span text:style-name="T2">aod::BigTracksPID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6.924cm" svg:height="14.754cm" svg:x="0.762cm" svg:y="6.07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9.652cm" svg:height="4.318cm" svg:x="9.398cm" svg:y="6.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7.62cm" svg:height="1.778cm" svg:x="10.496cm" svg:y="7.714cm">
          <text:p text:style-name="P8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6.306cm" svg:height="0.725cm" draw:transform="rotate (1.5707963267949) translate (8.618cm 12.562cm)">
          <draw:text-box>
            <text:p text:style-name="P15"><text:span text:style-name="T3">hf-lc-tok0sp-</text:span><text:span text:style-name="T3">candidate-selector</text:span></text:p>
          </draw:text-box>
        </draw:frame>
        <draw:line draw:style-name="gr13" draw:text-style-name="P4" draw:layer="layout" svg:x1="5.334cm" svg:y1="3.502cm" svg:x2="5.334cm" svg:y2="4.272cm">
          <text:p/>
        </draw:line>
        <draw:line draw:style-name="gr13" draw:text-style-name="P4" draw:layer="layout" svg:x1="5.334cm" svg:y1="5.288cm" svg:x2="13.208cm" svg:y2="7.714cm">
          <text:p/>
        </draw:line>
        <draw:line draw:style-name="gr13" draw:text-style-name="P4" draw:layer="layout" svg:x1="14.224cm" svg:y1="9.592cm" svg:x2="14.224cm" svg:y2="11.778cm">
          <text:p/>
        </draw:line>
        <draw:line draw:style-name="gr13" draw:text-style-name="P4" draw:layer="layout" svg:x1="22.352cm" svg:y1="5.088cm" svg:x2="14.478cm" svg:y2="7.714cm">
          <text:p/>
        </draw:line>
        <draw:frame draw:style-name="gr25" draw:text-style-name="P17" draw:layer="layout" svg:width="16.639cm" svg:height="1.673cm" svg:x="6.357cm" svg:y="19.141cm">
          <draw:text-box>
            <text:p text:style-name="P8">o2-analyis-hf-lc-tok0sp-candidate-selector</text:p>
            <text:p text:style-name="P8">PWGHF/TableProducer/HFLcK0sPCandidateSelector.cxx</text:p>
          </draw:text-box>
        </draw:frame>
        <draw:frame draw:style-name="gr25" draw:text-style-name="P19" draw:layer="layout" svg:width="26.186cm" svg:height="4.517cm" svg:x="1.032cm" svg:y="13.457cm">
          <draw:text-box>
            <text:p text:style-name="P18"><text:span text:style-name="T3"><text:s text:c="2"/></text:span><text:span text:style-name="T3">Configurable&lt;doubl</text:span><text:span text:style-name="T3">e&gt; </text:span><text:span text:style-name="T3">pTCandMin{"pTCan</text:span><text:span text:style-name="T3">dMin", 0., "Lower </text:span><text:span text:style-name="T3">bound of candidate </text:span><text:span text:style-name="T3">pT"};</text:span></text:p>
            <text:p text:style-name="P18"><text:span text:style-name="T3"><text:s text:c="2"/></text:span><text:span text:style-name="T3">Configurable&lt;doubl</text:span><text:span text:style-name="T3">e&gt; </text:span><text:span text:style-name="T3">pTCandMax{"pTCa</text:span><text:span text:style-name="T3">ndMax", 50., "Upper </text:span><text:span text:style-name="T3">bound of candidate </text:span><text:span text:style-name="T3">pT"};</text:span></text:p>
            <text:p text:style-name="P18"><text:span text:style-name="T3"><text:s text:c="2"/></text:span><text:span text:style-name="T3">Configurable&lt;doubl</text:span><text:span text:style-name="T3">e&gt; </text:span><text:span text:style-name="T3">applyPidTPCMinPt{</text:span><text:span text:style-name="T3">"applyPidTPCMinPt</text:span><text:span text:style-name="T3">", 4., "Lower bound </text:span><text:span text:style-name="T3">of track pT to apply </text:span><text:span text:style-name="T3">TPC PID"};</text:span></text:p>
            <text:p text:style-name="P18"><text:span text:style-name="T3"><text:s text:c="2"/></text:span><text:span text:style-name="T3">Configurable&lt;doubl</text:span><text:span text:style-name="T3">e&gt; </text:span><text:span text:style-name="T3">pidTPCMinPt{"pidT</text:span><text:span text:style-name="T3">PCMinPt", 0., </text:span><text:span text:style-name="T3">"Lower bound of </text:span><text:span text:style-name="T3">track pT for TPC </text:span><text:span text:style-name="T3">PID"};</text:span></text:p>
            <text:p text:style-name="P18"><text:span text:style-name="T3"><text:s text:c="2"/></text:span><text:span text:style-name="T3">Configurable&lt;doubl</text:span><text:span text:style-name="T3">e&gt; </text:span><text:span text:style-name="T3">pidTPCMaxPt{"pidT</text:span><text:span text:style-name="T3">PCMaxPt", 100., </text:span><text:span text:style-name="T3">"Upper bound of </text:span><text:span text:style-name="T3">track pT for TPC </text:span><text:span text:style-name="T3">PID"};</text:span></text:p>
            <text:p text:style-name="P18"><text:span text:style-name="T3"><text:s text:c="2"/></text:span><text:span text:style-name="T3">Configurable&lt;doubl</text:span><text:span text:style-name="T3">e&gt; </text:span><text:span text:style-name="T3">pidCombMaxP{"pid</text:span><text:span text:style-name="T3">CombMaxP", 4., </text:span><text:span text:style-name="T3">"Upper bound of </text:span><text:span text:style-name="T3">track p to use TOF + </text:span><text:span text:style-name="T3">TPC Bayes PID"};</text:span></text:p>
            <text:p text:style-name="P18"><text:span text:style-name="T3"><text:s text:c="2"/></text:span><text:span text:style-name="T3">Configurable&lt;doubl</text:span><text:span text:style-name="T3">e&gt; </text:span><text:span text:style-name="T3">nSigmaTPC{"nSigm</text:span><text:span text:style-name="T3">aTPC", 3., "Nsigma </text:span><text:span text:style-name="T3">cut on TPC only"};</text:span></text:p>
            <text:p text:style-name="P18"><text:span text:style-name="T3"><text:s text:c="2"/></text:span><text:span text:style-name="T3">Configurable&lt;doubl</text:span><text:span text:style-name="T3">e&gt; </text:span><text:span text:style-name="T3">TPCNClsFindableP</text:span><text:span text:style-name="T3">IDCut{"TPCNClsFin</text:span><text:span text:style-name="T3">dablePIDCut", 50., </text:span><text:span text:style-name="T3">"Lower bound of </text:span><text:span text:style-name="T3">TPC findable </text:span><text:span text:style-name="T3">clusters for good </text:span><text:span text:style-name="T3">PID"};</text:span></text:p>
            <text:p text:style-name="P18"><text:span text:style-name="T3"><text:s text:c="2"/></text:span><text:span text:style-name="T3">Configurable&lt;bool&gt; </text:span><text:span text:style-name="T3">requireTPC{"require</text:span><text:span text:style-name="T3">TPC", true, "Flag to </text:span><text:span text:style-name="T3">require a positive </text:span><text:span text:style-name="T3">Number of found </text:span><text:span text:style-name="T3">clusters in TPC"};</text:span></text:p>
          </draw:text-box>
        </draw:frame>
        <draw:custom-shape draw:style-name="gr31" draw:text-style-name="P3" draw:layer="layout" svg:width="5.334cm" svg:height="1.016cm" svg:x="11.79cm" svg:y="11.778cm">
          <text:p text:style-name="P2"><text:span text:style-name="T1">aod::HFSelLcK0sPCandid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.048cm" svg:height="1.016cm" svg:x="20.682cm" svg:y="4.072cm">
          <text:p text:style-name="P10"><text:span text:style-name="T2">MyBigTracks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2.306cm" svg:y1="3.256cm" svg:x2="22.306cm" svg:y2="4.026cm">
          <text:p/>
        </draw:line>
        <presentation:notes draw:style-name="dp1">
          <draw:page-thumbnail draw:style-name="gr16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096cm" svg:height="2.032cm" svg:x="-0.114cm" svg:y="0.208cm">
          <text:p text:style-name="P2"><text:span text:style-name="T1">hf-track-</text:span><text:span text:style-name="T1">index-</text:span><text:span text:style-name="T1">skims-</text:span><text:span text:style-name="T1">cre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3.192cm" svg:height="1.016cm" svg:x="1.358cm" svg:y="2.416cm">
          <text:p text:style-name="P2"><text:span text:style-name="T1">aod::HfCascad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096cm" svg:height="2.032cm" svg:x="18.858cm" svg:y="0.208cm">
          <text:p text:style-name="P24"><text:span text:style-name="T5">AO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3.048cm" svg:height="1.016cm" svg:x="18.582cm" svg:y="2.44cm">
          <text:p text:style-name="P10"><text:span text:style-name="T2">aod::BigTracks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6.924cm" svg:height="14.754cm" svg:x="0.762cm" svg:y="6.07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8.448cm" svg:height="4.318cm" svg:x="3.998cm" svg:y="6.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7.62cm" svg:height="1.778cm" svg:x="4.396cm" svg:y="7.714cm">
          <text:p text:style-name="P8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5.104cm" svg:height="0.725cm" draw:transform="rotate (1.5707963267949) translate (3.118cm 11.562cm)">
          <draw:text-box>
            <text:p text:style-name="P15"><text:span text:style-name="T3">hf-cand-creator-</text:span><text:span text:style-name="T3">cascade</text:span></text:p>
          </draw:text-box>
        </draw:frame>
        <draw:line draw:style-name="gr13" draw:text-style-name="P4" draw:layer="layout" svg:x1="2.54cm" svg:y1="3.432cm" svg:x2="7.112cm" svg:y2="7.714cm">
          <text:p/>
        </draw:line>
        <draw:line draw:style-name="gr13" draw:text-style-name="P4" draw:layer="layout" svg:x1="8.224cm" svg:y1="9.592cm" svg:x2="8.224cm" svg:y2="11.938cm">
          <text:p/>
        </draw:line>
        <draw:line draw:style-name="gr13" draw:text-style-name="P4" draw:layer="layout" svg:x1="20.066cm" svg:y1="5.188cm" svg:x2="11.176cm" svg:y2="7.874cm">
          <text:p/>
        </draw:line>
        <draw:frame draw:style-name="gr34" draw:text-style-name="P17" draw:layer="layout" svg:width="17.773cm" svg:height="2.384cm" svg:x="6.357cm" svg:y="19.141cm">
          <draw:text-box>
            <text:p text:style-name="P8">o2-analysis-hf-candidate-creator-cascade</text:p>
            <text:p text:style-name="P8">PWGHF/TableProducer/HFCandidateCreatorCascade.cxx</text:p>
          </draw:text-box>
        </draw:frame>
        <draw:frame draw:style-name="gr25" draw:text-style-name="P19" draw:layer="layout" svg:width="27.163cm" svg:height="4.043cm" svg:x="1.032cm" svg:y="14.357cm">
          <draw:text-box>
            <text:p text:style-name="P18"><text:span text:style-name="T3"><text:s text:c="2"/></text:span><text:span text:style-name="T3">Configurable&lt;doubl</text:span><text:span text:style-name="T3">e&gt; bZ{"bZ", 5., </text:span><text:span text:style-name="T3">"magnetic field"};</text:span></text:p>
            <text:p text:style-name="P18"><text:span text:style-name="T3"><text:s text:c="2"/></text:span><text:span text:style-name="T3">Configurable&lt;bool&gt; </text:span><text:span text:style-name="T3">propDCA{"propDCA</text:span><text:span text:style-name="T3">", true, "create tracks </text:span><text:span text:style-name="T3">version propagated </text:span><text:span text:style-name="T3">to PCA"};</text:span></text:p>
            <text:p text:style-name="P18"><text:span text:style-name="T3"><text:s text:c="2"/></text:span><text:span text:style-name="T3">Configurable&lt;doubl</text:span><text:span text:style-name="T3">e&gt; maxR{"maxR", </text:span><text:span text:style-name="T3">200., "reject PCA's </text:span><text:span text:style-name="T3">above this radius"};</text:span></text:p>
            <text:p text:style-name="P18"><text:span text:style-name="T3"><text:s text:c="2"/></text:span><text:span text:style-name="T3">Configurable&lt;doubl</text:span><text:span text:style-name="T3">e&gt; </text:span><text:span text:style-name="T3">maxDZIni{"maxDZIn</text:span><text:span text:style-name="T3">i", 4., "reject (if&gt;0) </text:span><text:span text:style-name="T3">PCA candidate if </text:span><text:span text:style-name="T3">tracks DZ exceeds </text:span><text:span text:style-name="T3">threshold"};</text:span></text:p>
            <text:p text:style-name="P18"><text:span text:style-name="T3"><text:s text:c="2"/></text:span><text:span text:style-name="T3">Configurable&lt;doubl</text:span><text:span text:style-name="T3">e&gt; </text:span><text:span text:style-name="T3">minParamChange{"</text:span><text:span text:style-name="T3">minParamChange", </text:span><text:span text:style-name="T3">1.e-3, "stop </text:span><text:span text:style-name="T3">iterations if largest </text:span><text:span text:style-name="T3">change of any X is </text:span><text:span text:style-name="T3">smaller than this"};</text:span></text:p>
            <text:p text:style-name="P18"><text:span text:style-name="T3"><text:s text:c="2"/></text:span><text:span text:style-name="T3">Configurable&lt;doubl</text:span><text:span text:style-name="T3">e&gt; </text:span><text:span text:style-name="T3">minRelChi2Change</text:span><text:span text:style-name="T3">{"minRelChi2Chang</text:span><text:span text:style-name="T3">e", 0.9, "stop </text:span><text:span text:style-name="T3">iterations is </text:span><text:span text:style-name="T3">chi2/chi2old &gt; this"};</text:span></text:p>
            <text:p text:style-name="P18"><text:span text:style-name="T3"><text:s text:c="2"/></text:span><text:span text:style-name="T3">Configurable&lt;bool&gt; </text:span><text:span text:style-name="T3">doValPlots{"doValPl</text:span><text:span text:style-name="T3">ots", true, "do </text:span><text:span text:style-name="T3">validation plots"};</text:span></text:p>
            <text:p text:style-name="P18"><text:span text:style-name="T3"><text:s text:c="2"/></text:span><text:span text:style-name="T3">Configurable&lt;bool&gt; </text:span><text:span text:style-name="T3">silenceV0DataWarn</text:span><text:span text:style-name="T3">ing{"silenceV0Data</text:span><text:span text:style-name="T3">Warning", false, "do </text:span><text:span text:style-name="T3">not print a warning </text:span><text:span text:style-name="T3">for not found V0s </text:span><text:span text:style-name="T3">and silently skip </text:span><text:span text:style-name="T3">them"};</text:span></text:p>
          </draw:text-box>
        </draw:frame>
        <draw:custom-shape draw:style-name="gr28" draw:text-style-name="P23" draw:layer="layout" svg:width="3.048cm" svg:height="1.016cm" svg:x="18.482cm" svg:y="4.172cm">
          <text:p text:style-name="P10"><text:span text:style-name="T2">MyBigTracks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0.012cm" svg:y1="3.456cm" svg:x2="20.012cm" svg:y2="4.226cm">
          <text:p/>
        </draw:line>
        <draw:custom-shape draw:style-name="gr7" draw:text-style-name="P3" xml:id="id1" draw:id="id1" draw:layer="layout" svg:width="4.318cm" svg:height="1.016cm" svg:x="6.138cm" svg:y="12.138cm">
          <text:p text:style-name="P2"><text:span text:style-name="T1">aod::HfCandCascBase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.048cm" svg:height="1.016cm" svg:x="15.43cm" svg:y="2.432cm">
          <text:p text:style-name="P10"><text:span text:style-name="T2">aod::Collisions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7.018cm" svg:y1="3.448cm" svg:x2="10.16cm" svg:y2="7.874cm">
          <text:p/>
        </draw:line>
        <draw:custom-shape draw:style-name="gr35" draw:text-style-name="P2" draw:layer="layout" svg:width="6.096cm" svg:height="2.032cm" svg:x="7.206cm" svg:y="0.308cm">
          <text:p text:style-name="P2"><text:span text:style-name="T1"><text:s text:c="3"/></text:span><text:span text:style-name="T1">lf-lambdakzerofi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3.81cm" svg:height="1.016cm" svg:x="5.506cm" svg:y="2.416cm">
          <text:p text:style-name="P2"><text:span text:style-name="T1">aod::StoredV0Datas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048cm" svg:height="1.016cm" svg:x="5.76cm" svg:y="4.172cm">
          <text:p text:style-name="P2"><text:span text:style-name="T1"><text:s text:c="2"/></text:span><text:span text:style-name="T1">aod::V0Datas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3.048cm" svg:height="1.016cm" svg:x="11.502cm" svg:y="2.416cm">
          <text:p text:style-name="P2"><text:span text:style-name="T1">aod::V0DataLink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2.032cm" svg:height="1.016cm" svg:x="9.416cm" svg:y="2.416cm">
          <text:p text:style-name="P2"><text:span text:style-name="T1">aod::V0s</text:span>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3.048cm" svg:height="1.016cm" svg:x="10.116cm" svg:y="4.164cm">
          <text:p text:style-name="P2"><text:span text:style-name="T1"><text:s text:c="2"/></text:span><text:span text:style-name="T1">aod::V0sLinked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7.222cm" svg:y1="3.432cm" svg:x2="7.222cm" svg:y2="4.202cm">
          <text:p/>
        </draw:line>
        <draw:line draw:style-name="gr13" draw:text-style-name="P4" draw:layer="layout" svg:x1="10.524cm" svg:y1="3.394cm" svg:x2="11.032cm" svg:y2="4.164cm">
          <text:p/>
        </draw:line>
        <draw:line draw:style-name="gr13" draw:text-style-name="P4" draw:layer="layout" svg:x1="12.81cm" svg:y1="3.432cm" svg:x2="12.302cm" svg:y2="4.164cm">
          <text:p/>
        </draw:line>
        <draw:line draw:style-name="gr13" draw:text-style-name="P4" draw:layer="layout" svg:x1="11.684cm" svg:y1="5.188cm" svg:x2="9.398cm" svg:y2="7.714cm">
          <text:p/>
        </draw:line>
        <draw:line draw:style-name="gr13" draw:text-style-name="P4" draw:layer="layout" svg:x1="7.366cm" svg:y1="5.188cm" svg:x2="8.382cm" svg:y2="7.714cm">
          <text:p/>
        </draw:line>
        <draw:custom-shape draw:style-name="gr20" draw:text-style-name="P11" draw:layer="layout" svg:width="3.048cm" svg:height="1.016cm" svg:x="24.88cm" svg:y="2.456cm">
          <text:p text:style-name="P10"><text:span text:style-name="T2">aod::BigTracksMC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3.048cm" svg:height="1.016cm" svg:x="21.728cm" svg:y="2.448cm">
          <text:p text:style-name="P10"><text:span text:style-name="T2">aod::McParticles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8.733cm" svg:height="4.318cm" svg:x="17.118cm" svg:y="6.6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62cm" svg:height="1.778cm" svg:x="17.797cm" svg:y="7.714cm">
          <text:p text:style-name="P8">process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5.806cm" svg:height="0.725cm" draw:transform="rotate (1.5707963267949) translate (25.819cm 11.962cm)">
          <draw:text-box>
            <text:p text:style-name="P15"><text:span text:style-name="T3">hf-cand-creator-</text:span><text:span text:style-name="T3">cascade-mc</text:span></text:p>
          </draw:text-box>
        </draw:frame>
        <draw:line draw:style-name="gr13" draw:text-style-name="P4" draw:layer="layout" svg:x1="21.082cm" svg:y1="9.492cm" svg:x2="19.558cm" svg:y2="12.192cm">
          <text:p/>
        </draw:line>
        <draw:line draw:style-name="gr13" draw:text-style-name="P4" draw:layer="layout" svg:x1="23.368cm" svg:y1="3.464cm" svg:x2="21.59cm" svg:y2="7.714cm">
          <text:p/>
        </draw:line>
        <draw:line draw:style-name="gr13" draw:text-style-name="P4" draw:layer="layout" svg:x1="26.416cm" svg:y1="3.472cm" svg:x2="22.86cm" svg:y2="7.714cm">
          <text:p/>
        </draw:line>
        <draw:custom-shape draw:style-name="gr43" draw:text-style-name="P3" xml:id="id2" draw:id="id2" draw:layer="layout" svg:width="3.764cm" svg:height="1.016cm" svg:x="13.054cm" svg:y="8.09cm">
          <text:p text:style-name="P2"><text:span text:style-name="T1">aod::HfCandCascExt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818cm" svg:y1="8.636cm" svg:x2="17.797cm" svg:y2="8.636cm">
          <text:p/>
        </draw:line>
        <draw:connector draw:style-name="gr44" draw:text-style-name="P27" draw:layer="layout" draw:type="lines" svg:x1="10.456cm" svg:y1="12.646cm" svg:x2="13.054cm" svg:y2="8.598cm" draw:start-shape="id1" draw:start-glue-point="1" draw:end-shape="id2" svg:d="M10456 12646h501l1596-4048h501" svg:viewBox="0 0 2599 4049">
          <text:p/>
        </draw:connector>
        <draw:custom-shape draw:style-name="gr14" draw:text-style-name="P5" draw:layer="layout" svg:width="4.318cm" svg:height="1.016cm" svg:x="16.806cm" svg:y="12.192cm">
          <text:p text:style-name="P2"><text:span text:style-name="T1">aod::HfCandCascMCRe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4.318cm" svg:height="1.016cm" svg:x="21.224cm" svg:y="12.192cm">
          <text:p text:style-name="P2"><text:span text:style-name="T1">aod::HfCandCascMCGen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1.083cm" svg:y1="9.492cm" svg:x2="23.114cm" svg:y2="12.192cm">
          <text:p/>
        </draw:line>
        <presentation:notes draw:style-name="dp1">
          <draw:page-thumbnail draw:style-name="gr16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5" draw:text-style-name="P8" draw:layer="layout" svg:width="27.741cm" svg:height="14.754cm" svg:x="0.162cm" svg:y="6.07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4.572cm" svg:height="4.064cm" svg:x="22.606cm" svg:y="8.6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5.334cm" svg:height="6.35cm" svg:x="8.128cm" svg:y="7.8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4.318cm" svg:height="3.556cm" svg:x="1.016cm" svg:y="9.6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8" draw:layer="layout" svg:width="7.544cm" svg:height="1.316cm" svg:x="15.516cm" svg:y="0.608cm">
          <text:p text:style-name="P10"><text:span text:style-name="T2">AO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21" draw:id="id21" draw:layer="layout" svg:width="2.072cm" svg:height="1.016cm" svg:x="21.374cm" svg:y="2.44cm">
          <text:p text:style-name="P10"><text:span text:style-name="T2">aod::B</text:span><text:span text:style-name="T2">Cs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5.193cm" svg:height="0.725cm" draw:transform="rotate (1.5707963267949) translate (7.42cm 13.716cm)">
          <draw:text-box>
            <text:p text:style-name="P15"><text:span text:style-name="T3">struct </text:span><text:span text:style-name="T3">HfTagSelCollisions</text:span></text:p>
          </draw:text-box>
        </draw:frame>
        <draw:frame draw:style-name="gr34" draw:text-style-name="P30" draw:layer="layout" svg:width="17.773cm" svg:height="2.384cm" svg:x="6.357cm" svg:y="18.941cm">
          <draw:text-box>
            <text:p text:style-name="P29"><text:span text:style-name="T6">o2-analysis-</text:span><text:span text:style-name="T6">hf-track-</text:span><text:span text:style-name="T6">index-skims-</text:span><text:span text:style-name="T6">creator</text:span></text:p>
            <text:p text:style-name="P29">PWGHF/TableProducer/HFTrackIndexSkimsCreator.cxx</text:p>
          </draw:text-box>
        </draw:frame>
        <draw:custom-shape draw:style-name="gr28" draw:text-style-name="P23" xml:id="id11" draw:id="id11" draw:layer="layout" svg:width="3.048cm" svg:height="1.016cm" svg:x="15.278cm" svg:y="2.44cm">
          <text:p text:style-name="P10"><text:span text:style-name="T2">a</text:span><text:span text:style-name="T2">o</text:span><text:span text:style-name="T2">d</text:span><text:span text:style-name="T2">:</text:span><text:span text:style-name="T2">:</text:span><text:span text:style-name="T2">C</text:span><text:span text:style-name="T2">o</text:span><text:span text:style-name="T2">ll</text:span><text:span text:style-name="T2">i</text:span><text:span text:style-name="T2">s</text:span><text:span text:style-name="T2">i</text:span><text:span text:style-name="T2">o</text:span><text:span text:style-name="T2">n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572cm" svg:height="1.47cm" svg:x="23.368cm" svg:y="0.454cm">
          <text:p text:style-name="P31"><text:span text:style-name="T1">lf-lambdakzerofi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3" draw:id="id3" draw:layer="layout" svg:width="3.81cm" svg:height="1.016cm" svg:x="23.776cm" svg:y="2.44cm">
          <text:p text:style-name="P2"><text:span text:style-name="T1">aod</text:span><text:span text:style-name="T1">::St</text:span><text:span text:style-name="T1">ore</text:span><text:span text:style-name="T1">dV</text:span><text:span text:style-name="T1">0D</text:span><text:span text:style-name="T1">ata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3" draw:text-style-name="P3" xml:id="id4" draw:id="id4" draw:layer="layout" svg:width="3.048cm" svg:height="1.016cm" svg:x="24.168cm" svg:y="4.018cm">
          <text:p text:style-name="P2"><text:span text:style-name="T1"><text:s text:c="2"/></text:span><text:span text:style-name="T1">aod::V0Datas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8.617cm" svg:height="0.725cm" draw:transform="rotate (1.5707963267949) translate (27.078cm 15.24cm)">
          <draw:text-box>
            <text:p text:style-name="P15"><text:span text:style-name="T3">struct </text:span><text:span text:style-name="T3">HfTrackIndexSkims</text:span><text:span text:style-name="T3">CreatorCascades</text:span></text:p>
          </draw:text-box>
        </draw:frame>
        <draw:custom-shape draw:style-name="gr32" draw:text-style-name="P3" xml:id="id15" draw:id="id15" draw:layer="layout" svg:width="3.192cm" svg:height="1.016cm" svg:x="23.568cm" svg:y="16.634cm">
          <text:p text:style-name="P2"><text:span text:style-name="T1">aod</text:span><text:span text:style-name="T1">::Hf</text:span><text:span text:style-name="T1">Ca</text:span><text:span text:style-name="T1">sca</text:span><text:span text:style-name="T1">des</text:span></text:p>
          <draw:enhanced-geometry svg:viewBox="0 0 21600 21600" draw:type="rectangle" draw:enhanced-path="M 0 0 L 21600 0 21600 21600 0 21600 0 0 Z N"/>
        </draw:custom-shape>
        <draw:custom-shape draw:style-name="gr54" draw:text-style-name="P3" xml:id="id13" draw:id="id13" draw:layer="layout" svg:width="3.556cm" svg:height="1.016cm" svg:x="14.224cm" svg:y="9.398cm">
          <text:p text:style-name="P2"><text:span text:style-name="T1">aod::HFSelColli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3" xml:id="id10" draw:id="id10" draw:layer="layout" svg:width="3.302cm" svg:height="1.016cm" svg:x="9.242cm" svg:y="14.424cm">
          <text:p text:style-name="P2"><text:span text:style-name="T1">aod::HFSelT</text:span><text:span text:style-name="T1">rack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7" draw:id="id7" draw:layer="layout" svg:width="3.048cm" svg:height="1.016cm" svg:x="18.372cm" svg:y="2.452cm">
          <text:p text:style-name="P10"><text:span text:style-name="T2">aod::BigTracks</text:span></text:p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3.048cm" svg:height="1.638cm" svg:x="9.171cm" svg:y="0.44cm">
          <text:p text:style-name="P32"><text:span text:style-name="T1">track-propagation</text:span></text:p>
          <text:p text:style-name="P32"><text:span text:style-name="T1">/</text:span></text:p>
          <text:p text:style-name="P32"><text:span text:style-name="T1">track-exten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5" draw:id="id5" draw:layer="layout" svg:width="3.048cm" svg:height="1.016cm" svg:x="9.279cm" svg:y="2.44cm">
          <text:p text:style-name="P10"><text:span text:style-name="T2">a</text:span><text:span text:style-name="T2">o</text:span><text:span text:style-name="T2">d:</text:span><text:span text:style-name="T2">:T</text:span><text:span text:style-name="T2">ra</text:span><text:span text:style-name="T2">c</text:span><text:span text:style-name="T2">k</text:span><text:span text:style-name="T2">s</text:span><text:span text:style-name="T2">D</text:span><text:span text:style-name="T2">C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9" draw:id="id9" draw:layer="layout" svg:width="2.286cm" svg:height="1.016cm" svg:x="19.304cm" svg:y="11.43cm">
          <text:p text:style-name="P10"><text:span text:style-name="T2">MyTra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6" draw:layer="layout" svg:width="4.634cm" svg:height="0.725cm" draw:transform="rotate (1.5707963267949) translate (0.337cm 13.932cm)">
          <draw:text-box>
            <text:p text:style-name="P15"><text:span text:style-name="T3">struct </text:span><text:span text:style-name="T3">HfTagSelTracks</text:span></text:p>
          </draw:text-box>
        </draw:frame>
        <draw:custom-shape draw:style-name="gr58" draw:text-style-name="P28" draw:layer="layout" svg:width="3.048cm" svg:height="1.208cm" svg:x="1.016cm" svg:y="0.754cm">
          <text:p text:style-name="P10"><text:span text:style-name="T2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xml:id="id20" draw:id="id20" draw:layer="layout" svg:width="4.572cm" svg:height="1.016cm" svg:x="0.292cm" svg:y="2.44cm">
          <text:p text:style-name="P2"><text:span text:style-name="T1">aod::BCsWithTimestamps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048cm" svg:height="1.208cm" svg:x="5.512cm" svg:y="0.754cm">
          <text:p text:style-name="P10"><text:span text:style-name="T2">track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8" draw:layer="layout" svg:width="3.048cm" svg:height="1.208cm" svg:x="12.268cm" svg:y="0.716cm">
          <text:p text:style-name="P10"><text:span text:style-name="T2">e</text:span><text:span text:style-name="T2">v</text:span><text:span text:style-name="T2">e</text:span><text:span text:style-name="T2">n</text:span><text:span text:style-name="T2">t</text:span><text:span text:style-name="T2">-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3" xml:id="id6" draw:id="id6" draw:layer="layout" svg:width="2.286cm" svg:height="1.016cm" svg:x="3.248cm" svg:y="7.366cm">
          <text:p text:style-name="P10"><text:span text:style-name="T2">MY_TYPE1</text:span></text:p>
          <draw:enhanced-geometry svg:viewBox="0 0 21600 21600" draw:type="rectangle" draw:enhanced-path="M 0 0 L 21600 0 21600 21600 0 21600 0 0 Z N"/>
        </draw:custom-shape>
        <draw:custom-shape draw:style-name="gr60" draw:text-style-name="P23" xml:id="id12" draw:id="id12" draw:layer="layout" svg:width="3.302cm" svg:height="1.016cm" svg:x="18.472cm" svg:y="9.398cm">
          <text:p text:style-name="P10"><text:span text:style-name="T2">SelectedCollisions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xml:id="id18" draw:id="id18" draw:layer="layout" svg:width="2.072cm" svg:height="1.016cm" svg:x="12.738cm" svg:y="2.44cm">
          <text:p text:style-name="P10"><text:span text:style-name="T2">aod::EvSel</text:span></text:p>
          <draw:enhanced-geometry svg:viewBox="0 0 21600 21600" draw:type="rectangle" draw:enhanced-path="M 0 0 L 21600 0 21600 21600 0 21600 0 0 Z N"/>
        </draw:custom-shape>
        <draw:custom-shape draw:style-name="gr61" draw:text-style-name="P3" xml:id="id8" draw:id="id8" draw:layer="layout" svg:width="3.81cm" svg:height="1.016cm" svg:x="5.118cm" svg:y="2.452cm">
          <text:p text:style-name="P2"><text:span text:style-name="T1">ao</text:span><text:span text:style-name="T1">d::</text:span><text:span text:style-name="T1">Tra</text:span><text:span text:style-name="T1">ck</text:span><text:span text:style-name="T1">Se</text:span><text:span text:style-name="T1">lec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62" draw:text-style-name="P34" draw:layer="layout" draw:type="lines" svg:x1="25.681cm" svg:y1="3.456cm" svg:x2="25.692cm" svg:y2="4.018cm" draw:start-shape="id3" draw:start-glue-point="2" draw:end-shape="id4" draw:end-glue-point="0" svg:d="M25681 3456v501l11-440v501" svg:viewBox="0 0 12 563">
          <text:p/>
        </draw:connector>
        <draw:connector draw:style-name="gr62" draw:text-style-name="P34" draw:layer="layout" draw:type="lines" svg:x1="10.803cm" svg:y1="3.456cm" svg:x2="4.391cm" svg:y2="7.366cm" draw:start-shape="id5" draw:start-glue-point="2" draw:end-shape="id6" draw:end-glue-point="0" svg:d="M10803 3456v501l-6412 2908v501" svg:viewBox="0 0 6413 3911">
          <text:p/>
        </draw:connector>
        <draw:connector draw:style-name="gr62" draw:text-style-name="P34" draw:layer="layout" draw:type="lines" svg:x1="19.896cm" svg:y1="3.468cm" svg:x2="4.391cm" svg:y2="7.366cm" draw:start-shape="id7" draw:start-glue-point="2" draw:end-shape="id6" draw:end-glue-point="0" svg:d="M19896 3468v501l-15505 2896v501" svg:viewBox="0 0 15506 3899">
          <text:p/>
        </draw:connector>
        <draw:connector draw:style-name="gr62" draw:text-style-name="P34" draw:layer="layout" draw:type="lines" svg:x1="7.023cm" svg:y1="3.468cm" svg:x2="4.391cm" svg:y2="7.366cm" draw:start-shape="id8" draw:start-glue-point="2" draw:end-shape="id6" draw:end-glue-point="0" svg:d="M7023 3468v501l-2632 2896v501" svg:viewBox="0 0 2633 3899">
          <text:p/>
        </draw:connector>
        <draw:connector draw:style-name="gr62" draw:text-style-name="P34" draw:layer="layout" draw:type="lines" svg:x1="19.896cm" svg:y1="3.468cm" svg:x2="20.447cm" svg:y2="11.43cm" draw:start-shape="id7" draw:start-glue-point="2" draw:end-shape="id9" draw:end-glue-point="0" svg:d="M19896 3468v501l551 6960v501" svg:viewBox="0 0 552 7963">
          <text:p/>
        </draw:connector>
        <draw:connector draw:style-name="gr62" draw:text-style-name="P34" draw:layer="layout" draw:type="lines" svg:x1="10.803cm" svg:y1="3.456cm" svg:x2="20.447cm" svg:y2="11.43cm" draw:start-shape="id5" draw:start-glue-point="2" draw:end-shape="id9" draw:end-glue-point="0" svg:d="M10803 3456v501l9644 6972v501" svg:viewBox="0 0 9645 7975">
          <text:p/>
        </draw:connector>
        <draw:connector draw:style-name="gr62" draw:text-style-name="P34" draw:layer="layout" draw:type="lines" svg:x1="12.544cm" svg:y1="14.932cm" svg:x2="19.304cm" svg:y2="11.938cm" draw:start-shape="id10" draw:start-glue-point="1" draw:end-shape="id9" draw:end-glue-point="3" svg:d="M12544 14932h501l5758-2994h501" svg:viewBox="0 0 6761 2995">
          <text:p/>
        </draw:connector>
        <draw:connector draw:style-name="gr62" draw:text-style-name="P34" draw:layer="layout" draw:type="lines" svg:x1="16.802cm" svg:y1="3.456cm" svg:x2="20.123cm" svg:y2="9.398cm" draw:start-shape="id11" draw:start-glue-point="2" draw:end-shape="id12" draw:end-glue-point="0" svg:d="M16802 3456v501l3321 4940v501" svg:viewBox="0 0 3322 5943">
          <text:p/>
        </draw:connector>
        <draw:connector draw:style-name="gr62" draw:text-style-name="P34" draw:layer="layout" draw:type="lines" svg:x1="17.78cm" svg:y1="9.906cm" svg:x2="18.472cm" svg:y2="9.906cm" draw:start-shape="id13" draw:start-glue-point="1" draw:end-shape="id12" draw:end-glue-point="3" svg:d="M17780 9906h501-310 501" svg:viewBox="0 0 693 1">
          <text:p/>
        </draw:connector>
        <draw:custom-shape draw:style-name="gr63" draw:text-style-name="P36" xml:id="id14" draw:id="id14" draw:layer="layout" svg:width="3.556cm" svg:height="1.778cm" svg:x="23.368cm" svg:y="9.652cm">
          <text:p text:style-name="P35"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4" draw:layer="layout" draw:type="lines" svg:x1="25.146cm" svg:y1="11.43cm" svg:x2="25.164cm" svg:y2="16.634cm" draw:start-shape="id14" draw:start-glue-point="8" draw:end-shape="id15" draw:end-glue-point="0" svg:d="M25146 11430v502l18 4201v501" svg:viewBox="0 0 19 5205">
          <text:p/>
        </draw:connector>
        <draw:custom-shape draw:style-name="gr64" draw:text-style-name="P36" xml:id="id17" draw:id="id17" draw:layer="layout" svg:width="4.378cm" svg:height="1.778cm" svg:x="8.79cm" svg:y="8.128cm">
          <text:p text:style-name="P35"><text:span text:style-name="T3">processTrigS</text:span><text:span text:style-name="T3">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6" xml:id="id16" draw:id="id16" draw:layer="layout" svg:width="4.378cm" svg:height="1.778cm" svg:x="8.79cm" svg:y="11.96cm">
          <text:p text:style-name="P35"><text:span text:style-name="T3">processNoTri</text:span><text:span text:style-name="T3">g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6" xml:id="id19" draw:id="id19" draw:layer="layout" svg:width="3.502cm" svg:height="1.778cm" svg:x="1.524cm" svg:y="10.668cm">
          <text:p text:style-name="P35"><text:span text:style-name="T3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4" draw:layer="layout" draw:type="lines" svg:x1="16.802cm" svg:y1="3.456cm" svg:x2="10.979cm" svg:y2="11.96cm" draw:start-shape="id11" draw:start-glue-point="2" draw:end-shape="id16" draw:end-glue-point="4" svg:d="M16802 3456v501l-5823 7502v501" svg:viewBox="0 0 5824 8505">
          <text:p/>
        </draw:connector>
        <draw:connector draw:style-name="gr62" draw:text-style-name="P34" draw:layer="layout" draw:type="lines" svg:x1="13.168cm" svg:y1="12.849cm" svg:x2="14.224cm" svg:y2="9.906cm" draw:start-shape="id16" draw:start-glue-point="10" draw:end-shape="id13" draw:end-glue-point="3" svg:d="M13168 12849h502l53-2943h501" svg:viewBox="0 0 1057 2944">
          <text:p/>
        </draw:connector>
        <draw:connector draw:style-name="gr62" draw:text-style-name="P34" draw:layer="layout" draw:type="lines" svg:x1="16.802cm" svg:y1="3.456cm" svg:x2="10.979cm" svg:y2="8.128cm" draw:start-shape="id11" draw:start-glue-point="2" draw:end-shape="id17" draw:end-glue-point="4" svg:d="M16802 3456v501l-5823 3670v501" svg:viewBox="0 0 5824 4673">
          <text:p/>
        </draw:connector>
        <draw:connector draw:style-name="gr62" draw:text-style-name="P34" draw:layer="layout" draw:type="lines" svg:x1="13.774cm" svg:y1="3.456cm" svg:x2="10.979cm" svg:y2="8.128cm" draw:start-shape="id18" draw:start-glue-point="2" draw:end-shape="id17" draw:end-glue-point="4" svg:d="M13774 3456v501l-2795 3670v501" svg:viewBox="0 0 2796 4673">
          <text:p/>
        </draw:connector>
        <draw:connector draw:style-name="gr62" draw:text-style-name="P34" draw:layer="layout" draw:type="lines" svg:x1="13.168cm" svg:y1="9.017cm" svg:x2="14.224cm" svg:y2="9.906cm" draw:start-shape="id17" draw:start-glue-point="10" draw:end-shape="id13" draw:end-glue-point="3" svg:d="M13168 9017h502l53 889h501" svg:viewBox="0 0 1057 890">
          <text:p/>
        </draw:connector>
        <draw:connector draw:style-name="gr62" draw:text-style-name="P34" draw:layer="layout" draw:type="lines" svg:x1="16.802cm" svg:y1="3.456cm" svg:x2="3.275cm" svg:y2="10.668cm" draw:start-shape="id11" draw:start-glue-point="2" draw:end-shape="id19" draw:end-glue-point="4" svg:d="M16802 3456v501l-13527 6210v501" svg:viewBox="0 0 13528 7213">
          <text:p/>
        </draw:connector>
        <draw:connector draw:style-name="gr62" draw:text-style-name="P34" draw:layer="layout" draw:type="lines" svg:x1="2.578cm" svg:y1="3.456cm" svg:x2="3.275cm" svg:y2="10.668cm" draw:start-shape="id20" draw:start-glue-point="2" draw:end-shape="id19" draw:end-glue-point="4" svg:d="M2578 3456v501l697 6210v501" svg:viewBox="0 0 698 7213">
          <text:p/>
        </draw:connector>
        <draw:connector draw:style-name="gr62" draw:text-style-name="P34" draw:layer="layout" draw:type="lines" svg:x1="4.391cm" svg:y1="8.382cm" svg:x2="3.275cm" svg:y2="10.668cm" draw:start-shape="id6" draw:start-glue-point="2" draw:end-shape="id19" draw:end-glue-point="4" svg:d="M4391 8382v501l-1116 1284v501" svg:viewBox="0 0 1117 2287">
          <text:p/>
        </draw:connector>
        <draw:connector draw:style-name="gr62" draw:text-style-name="P34" draw:layer="layout" draw:type="lines" svg:x1="5.026cm" svg:y1="11.557cm" svg:x2="9.242cm" svg:y2="14.932cm" draw:start-shape="id19" draw:start-glue-point="10" draw:end-shape="id10" draw:end-glue-point="3" svg:d="M5026 11557h502l3213 3375h501" svg:viewBox="0 0 4217 3376">
          <text:p/>
        </draw:connector>
        <draw:connector draw:style-name="gr62" draw:text-style-name="P34" draw:layer="layout" draw:type="lines" svg:x1="21.774cm" svg:y1="9.906cm" svg:x2="23.368cm" svg:y2="10.541cm" draw:start-shape="id12" draw:start-glue-point="1" draw:end-shape="id14" draw:end-glue-point="6" svg:d="M21774 9906h501l592 635h501" svg:viewBox="0 0 1595 636">
          <text:p/>
        </draw:connector>
        <draw:connector draw:style-name="gr62" draw:text-style-name="P34" draw:layer="layout" draw:type="lines" svg:x1="21.59cm" svg:y1="11.938cm" svg:x2="23.368cm" svg:y2="10.541cm" draw:start-shape="id9" draw:start-glue-point="1" draw:end-shape="id14" draw:end-glue-point="6" svg:d="M21590 11938h501l776-1397h501" svg:viewBox="0 0 1779 1398">
          <text:p/>
        </draw:connector>
        <draw:connector draw:style-name="gr62" draw:text-style-name="P34" draw:layer="layout" draw:type="lines" svg:x1="22.41cm" svg:y1="3.456cm" svg:x2="25.146cm" svg:y2="9.652cm" draw:start-shape="id21" draw:start-glue-point="2" draw:end-shape="id14" draw:end-glue-point="4" svg:d="M22410 3456v501l2736 5194v501" svg:viewBox="0 0 2737 6197">
          <text:p/>
        </draw:connector>
        <draw:connector draw:style-name="gr62" draw:text-style-name="P34" draw:layer="layout" draw:type="lines" svg:x1="25.692cm" svg:y1="5.034cm" svg:x2="25.146cm" svg:y2="9.652cm" draw:start-shape="id4" draw:start-glue-point="2" draw:end-shape="id14" draw:end-glue-point="4" svg:d="M25692 5034v501l-546 3616v501" svg:viewBox="0 0 547 4619">
          <text:p/>
        </draw:connector>
        <draw:frame draw:style-name="gr25" draw:text-style-name="P38" draw:layer="layout" svg:width="1.065cm" svg:height="0.962cm" svg:x="10.314cm" svg:y="10.368cm">
          <draw:text-box>
            <text:p text:style-name="P37">or</text:p>
          </draw:text-box>
        </draw:frame>
        <presentation:notes draw:style-name="dp1">
          <draw:page-thumbnail draw:style-name="gr16" draw:layer="layout" svg:width="19.798cm" svg:height="11.136cm" svg:x="0.6cm" svg:y="2.257cm" draw:page-number="5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5" draw:text-style-name="P16" draw:layer="layout" svg:width="49.401cm" svg:height="15.893cm" svg:x="0.254cm" svg:y="4.681cm">
          <draw:text-box>
            <text:p text:style-name="P15"><text:span text:style-name="T3"><text:s text:c="2"/></text:span><text:span text:style-name="T3">Configurable&lt;bool&gt; </text:span><text:span text:style-name="T3">fillHistograms{"fillHi</text:span><text:span text:style-name="T3">stograms", true, "fill </text:span><text:span text:style-name="T3">histograms"};</text:span></text:p>
            <text:p text:style-name="P15"><text:span text:style-name="T3"><text:s text:c="2"/></text:span><text:span text:style-name="T3">Configurable&lt;bool&gt; </text:span><text:span text:style-name="T3">debug{"debug", </text:span><text:span text:style-name="T3">true, "debug mode"};</text:span></text:p>
            <text:p text:style-name="P15"><text:span text:style-name="T3"><text:s text:c="2"/></text:span><text:span text:style-name="T3">Configurable&lt;doubl</text:span><text:span text:style-name="T3">e&gt; bz{"bz", 5., "bz </text:span><text:span text:style-name="T3">field"};</text:span></text:p>
            <text:p text:style-name="P15"><text:span text:style-name="T3"><text:s text:c="2"/></text:span><text:span text:style-name="T3">Configurable&lt;bool&gt; </text:span><text:span text:style-name="T3">doPvRefit{"doPvRef</text:span><text:span text:style-name="T3">it", false, "do PV refit </text:span><text:span text:style-name="T3">excluding the </text:span><text:span text:style-name="T3">considered track"};</text:span></text:p>
            <text:p text:style-name="P15"><text:span text:style-name="T3"/></text:p>
            <text:p text:style-name="P15"><text:span text:style-name="T3"><text:s text:c="2"/></text:span><text:span text:style-name="T3">// quality cut</text:span></text:p>
            <text:p text:style-name="P15"><text:span text:style-name="T3"><text:s text:c="2"/></text:span><text:span text:style-name="T3">Configurable&lt;bool&gt; </text:span><text:span text:style-name="T3">doCutQuality{"doCu</text:span><text:span text:style-name="T3">tQuality", true, </text:span><text:span text:style-name="T3">"apply quality cuts"};</text:span></text:p>
            <text:p text:style-name="P15"><text:span text:style-name="T3"><text:s text:c="2"/></text:span><text:span text:style-name="T3">Configurable&lt;bool&gt; </text:span><text:span text:style-name="T3">useIsGlobalTrack{"u</text:span><text:span text:style-name="T3">seIsGlobalTrack", </text:span><text:span text:style-name="T3">false, "check </text:span><text:span text:style-name="T3">isGlobalTrack status </text:span><text:span text:style-name="T3">for tracks, for Run3 </text:span><text:span text:style-name="T3">studies"};</text:span></text:p>
            <text:p text:style-name="P15"><text:span text:style-name="T3"><text:s text:c="2"/></text:span><text:span text:style-name="T3">Configurable&lt;bool&gt; </text:span><text:span text:style-name="T3">useIsGlobalTrackW</text:span><text:span text:style-name="T3">oDCA{"useIsGlobal</text:span><text:span text:style-name="T3">TrackWoDCA", </text:span><text:span text:style-name="T3">false, "check </text:span><text:span text:style-name="T3">isGlobalTrackWoD</text:span><text:span text:style-name="T3">CA status for tracks, </text:span><text:span text:style-name="T3">for Run3 studies"};</text:span></text:p>
            <text:p text:style-name="P15"><text:span text:style-name="T3"><text:s text:c="2"/></text:span><text:span text:style-name="T3">Configurable&lt;int&gt; </text:span><text:span text:style-name="T3">tpcNClsFound{"tpc</text:span><text:span text:style-name="T3">NClsFound", 70, </text:span><text:span text:style-name="T3">"&gt;= min. number of </text:span><text:span text:style-name="T3">TPC clusters </text:span><text:span text:style-name="T3">needed"};</text:span></text:p>
            <text:p text:style-name="P15"><text:span text:style-name="T3"/></text:p>
            <text:p text:style-name="P15"><text:span text:style-name="T3"><text:s text:c="2"/></text:span><text:span text:style-name="T3">// pT bins for </text:span><text:span text:style-name="T3">single-track cuts</text:span></text:p>
            <text:p text:style-name="P15"><text:span text:style-name="T3"><text:s text:c="2"/></text:span><text:span text:style-name="T3">Configurable&lt;std::v</text:span><text:span text:style-name="T3">ector&lt;double&gt;&gt; </text:span><text:span text:style-name="T3">pTBinsTrack{"pTBin</text:span><text:span text:style-name="T3">sTrack", </text:span><text:span text:style-name="T3">std::vector&lt;double&gt;{</text:span><text:span text:style-name="T3">hf_cuts_single_trac</text:span><text:span text:style-name="T3">k::pTBinsTrack_v}, </text:span><text:span text:style-name="T3">"track pT bin limits </text:span><text:span text:style-name="T3">for 2-prong DCAXY </text:span><text:span text:style-name="T3">pT-depentend cut"};</text:span></text:p>
            <text:p text:style-name="P15"><text:span text:style-name="T3"/></text:p>
            <text:p text:style-name="P15"><text:span text:style-name="T3"><text:s text:c="2"/></text:span><text:span text:style-name="T3">// 2-prong cuts</text:span></text:p>
            <text:p text:style-name="P15"><text:span text:style-name="T3"><text:s text:c="2"/></text:span><text:span text:style-name="T3">Configurable&lt;doubl</text:span><text:span text:style-name="T3">e&gt; </text:span><text:span text:style-name="T3">pTMinTrack2Prong{</text:span><text:span text:style-name="T3">"pTMinTrack2Prong</text:span><text:span text:style-name="T3">", -1., "min. track pT </text:span><text:span text:style-name="T3">for 2 prong </text:span><text:span text:style-name="T3">candidate"};</text:span></text:p>
            <text:p text:style-name="P15"><text:span text:style-name="T3"><text:s text:c="2"/></text:span><text:span text:style-name="T3">Configurable&lt;Label</text:span><text:span text:style-name="T3">edArray&lt;double&gt;&gt; </text:span><text:span text:style-name="T3">cutsTrack2Prong{"c</text:span><text:span text:style-name="T3">utsTrack2Prong", </text:span><text:span text:style-name="T3">{hf_cuts_single_trac</text:span><text:span text:style-name="T3">k::cutsTrack[0], </text:span><text:span text:style-name="T3">npTBinsTrack, </text:span><text:span text:style-name="T3">nCutVarsTrack, </text:span><text:span text:style-name="T3">pTBinLabelsTrack, </text:span><text:span text:style-name="T3">cutVarLabelsTrack}, </text:span><text:span text:style-name="T3">"Single-track </text:span><text:span text:style-name="T3">selections per pT </text:span><text:span text:style-name="T3">bin for 2-prong </text:span><text:span text:style-name="T3">candidates"};</text:span></text:p>
            <text:p text:style-name="P15"><text:span text:style-name="T3"><text:s text:c="2"/></text:span><text:span text:style-name="T3">Configurable&lt;doubl</text:span><text:span text:style-name="T3">e&gt; </text:span><text:span text:style-name="T3">etaMax2Prong{"eta</text:span><text:span text:style-name="T3">Max2Prong", 4., </text:span><text:span text:style-name="T3">"max. </text:span><text:span text:style-name="T3">pseudorapidity for 2 </text:span><text:span text:style-name="T3">prong candidate"};</text:span></text:p>
            <text:p text:style-name="P15"><text:span text:style-name="T3"/></text:p>
            <text:p text:style-name="P15"><text:span text:style-name="T3"><text:s text:c="2"/></text:span><text:span text:style-name="T3">// 3-prong cuts</text:span></text:p>
            <text:p text:style-name="P15"><text:span text:style-name="T3"><text:s text:c="2"/></text:span><text:span text:style-name="T3">Configurable&lt;doubl</text:span><text:span text:style-name="T3">e&gt; </text:span><text:span text:style-name="T3">pTMinTrack3Prong{</text:span><text:span text:style-name="T3">"pTMinTrack3Prong</text:span><text:span text:style-name="T3">", -1., "min. track pT </text:span><text:span text:style-name="T3">for 3 prong </text:span><text:span text:style-name="T3">candidate"};</text:span></text:p>
            <text:p text:style-name="P15"><text:span text:style-name="T3"><text:s text:c="2"/></text:span><text:span text:style-name="T3">Configurable&lt;Label</text:span><text:span text:style-name="T3">edArray&lt;double&gt;&gt; </text:span><text:span text:style-name="T3">cutsTrack3Prong{"c</text:span><text:span text:style-name="T3">utsTrack3Prong", </text:span><text:span text:style-name="T3">{hf_cuts_single_trac</text:span><text:span text:style-name="T3">k::cutsTrack[0], </text:span><text:span text:style-name="T3">npTBinsTrack, </text:span><text:span text:style-name="T3">nCutVarsTrack, </text:span><text:span text:style-name="T3">pTBinLabelsTrack, </text:span><text:span text:style-name="T3">cutVarLabelsTrack}, </text:span><text:span text:style-name="T3">"Single-track </text:span><text:span text:style-name="T3">selections per pT </text:span><text:span text:style-name="T3">bin for 3-prong </text:span><text:span text:style-name="T3">candidates"};</text:span></text:p>
            <text:p text:style-name="P15"><text:span text:style-name="T3"><text:s text:c="2"/></text:span><text:span text:style-name="T3">Configurable&lt;doubl</text:span><text:span text:style-name="T3">e&gt; </text:span><text:span text:style-name="T3">etaMax3Prong{"eta</text:span><text:span text:style-name="T3">Max3Prong", 4., </text:span><text:span text:style-name="T3">"max. </text:span><text:span text:style-name="T3">pseudorapidity for 3 </text:span><text:span text:style-name="T3">prong candidate"};</text:span></text:p>
            <text:p text:style-name="P15"><text:span text:style-name="T3"/></text:p>
            <text:p text:style-name="P15"><text:span text:style-name="T3"><text:s text:c="2"/></text:span><text:span text:style-name="T3">// bachelor cuts </text:span><text:span text:style-name="T3">(when using </text:span><text:span text:style-name="T3">cascades)</text:span></text:p>
            <text:p text:style-name="P15"><text:span text:style-name="T3"><text:s text:c="2"/></text:span><text:span text:style-name="T3">Configurable&lt;doubl</text:span><text:span text:style-name="T3">e&gt; </text:span><text:span text:style-name="T3">ptMinTrackBach{"pt</text:span><text:span text:style-name="T3">MinTrackBach", 0.3, </text:span><text:span text:style-name="T3">"min. track pT for </text:span><text:span text:style-name="T3">bachelor in cascade </text:span><text:span text:style-name="T3">candidate"}; // 0.5 for </text:span><text:span text:style-name="T3">PbPb 2015?</text:span></text:p>
            <text:p text:style-name="P15"><text:span text:style-name="T3"><text:s text:c="2"/></text:span><text:span text:style-name="T3">Configurable&lt;Label</text:span><text:span text:style-name="T3">edArray&lt;double&gt;&gt; </text:span><text:span text:style-name="T3">cutsTrackBach{"cuts</text:span><text:span text:style-name="T3">TrackBach", </text:span><text:span text:style-name="T3">{hf_cuts_single_trac</text:span><text:span text:style-name="T3">k::cutsTrack[0], </text:span><text:span text:style-name="T3">npTBinsTrack, </text:span><text:span text:style-name="T3">nCutVarsTrack, </text:span><text:span text:style-name="T3">pTBinLabelsTrack, </text:span><text:span text:style-name="T3">cutVarLabelsTrack}, </text:span><text:span text:style-name="T3">"Single-track </text:span><text:span text:style-name="T3">selections per pT </text:span><text:span text:style-name="T3">bin for the bachelor </text:span><text:span text:style-name="T3">of V0-bachelor </text:span><text:span text:style-name="T3">candidates"};</text:span></text:p>
            <text:p text:style-name="P15"><text:span text:style-name="T3"><text:s text:c="2"/></text:span><text:span text:style-name="T3">Configurable&lt;doubl</text:span><text:span text:style-name="T3">e&gt; </text:span><text:span text:style-name="T3">etaMaxBach{"etaMa</text:span><text:span text:style-name="T3">xBach", 0.8, "max. </text:span><text:span text:style-name="T3">pseudorapidity for </text:span><text:span text:style-name="T3">bachelor in cascade </text:span><text:span text:style-name="T3">candidate"};</text:span></text:p>
            <text:p text:style-name="P15"><text:span text:style-name="T3"/></text:p>
            <text:p text:style-name="P15"><text:span text:style-name="T3"><text:s text:c="2"/></text:span><text:span text:style-name="T3">// QA of PV refit</text:span></text:p>
            <text:p text:style-name="P15"><text:span text:style-name="T3"><text:s text:c="2"/></text:span><text:span text:style-name="T3">ConfigurableAxis </text:span><text:span text:style-name="T3">axisPvRefitDeltaX{"</text:span><text:span text:style-name="T3">axisPvRefitDeltaX", </text:span><text:span text:style-name="T3">{1000, -0.5f, 0.5f}, </text:span><text:span text:style-name="T3">"DeltaX binning PV </text:span><text:span text:style-name="T3">refit"};</text:span></text:p>
            <text:p text:style-name="P15"><text:span text:style-name="T3"><text:s text:c="2"/></text:span><text:span text:style-name="T3">ConfigurableAxis </text:span><text:span text:style-name="T3">axisPvRefitDeltaY{"</text:span><text:span text:style-name="T3">axisPvRefitDeltaY", </text:span><text:span text:style-name="T3">{1000, -0.5f, 0.5f}, </text:span><text:span text:style-name="T3">"DeltaY binning PV </text:span><text:span text:style-name="T3">refit"};</text:span></text:p>
            <text:p text:style-name="P15"><text:span text:style-name="T3"><text:s text:c="2"/></text:span><text:span text:style-name="T3">ConfigurableAxis </text:span><text:span text:style-name="T3">axisPvRefitDeltaZ{"</text:span><text:span text:style-name="T3">axisPvRefitDeltaZ", </text:span><text:span text:style-name="T3">{1000, -0.5f, 0.5f}, </text:span><text:span text:style-name="T3">"DeltaZ binning PV </text:span><text:span text:style-name="T3">refit"};</text:span></text:p>
          </draw:text-box>
        </draw:frame>
        <draw:frame draw:style-name="gr25" draw:text-style-name="P41" draw:layer="layout" svg:width="9.464cm" svg:height="1.276cm" svg:x="0.71cm" svg:y="1.732cm">
          <draw:text-box>
            <text:p text:style-name="P40"><text:span text:style-name="T7">struct </text:span><text:span text:style-name="T7">HfTagSel</text:span><text:span text:style-name="T7">Track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5" draw:text-style-name="P43" draw:layer="layout" svg:width="23.37cm" svg:height="7.403cm" svg:x="0.254cm" svg:y="4.789cm">
          <draw:text-box>
            <text:p text:style-name="P42"><text:span text:style-name="T8"><text:s text:c="2"/></text:span><text:span text:style-name="T8">Configurable&lt;bool&gt; </text:span><text:span text:style-name="T8">fillHistograms{"fillH</text:span><text:span text:style-name="T8">istograms", true, </text:span><text:span text:style-name="T8">"fill histograms"};</text:span></text:p>
            <text:p text:style-name="P42"><text:span text:style-name="T8"><text:s text:c="2"/></text:span><text:span text:style-name="T8">Configurable&lt;doubl</text:span><text:span text:style-name="T8">e&gt; </text:span><text:span text:style-name="T8">xVertexMin{"xVerte</text:span><text:span text:style-name="T8">xMin", -100., "min. </text:span><text:span text:style-name="T8">x of primary vertex </text:span><text:span text:style-name="T8">[cm]"};</text:span></text:p>
            <text:p text:style-name="P42"><text:span text:style-name="T8"><text:s text:c="2"/></text:span><text:span text:style-name="T8">Configurable&lt;doubl</text:span><text:span text:style-name="T8">e&gt; </text:span><text:span text:style-name="T8">xVertexMax{"xVert</text:span><text:span text:style-name="T8">exMax", 100., </text:span><text:span text:style-name="T8">"max. x of primary </text:span><text:span text:style-name="T8">vertex [cm]"};</text:span></text:p>
            <text:p text:style-name="P42"><text:span text:style-name="T8"><text:s text:c="2"/></text:span><text:span text:style-name="T8">Configurable&lt;doubl</text:span><text:span text:style-name="T8">e&gt; </text:span><text:span text:style-name="T8">yVertexMin{"yVerte</text:span><text:span text:style-name="T8">xMin", -100., "min. </text:span><text:span text:style-name="T8">y of primary vertex </text:span><text:span text:style-name="T8">[cm]"};</text:span></text:p>
            <text:p text:style-name="P42"><text:span text:style-name="T8"><text:s text:c="2"/></text:span><text:span text:style-name="T8">Configurable&lt;doubl</text:span><text:span text:style-name="T8">e&gt; </text:span><text:span text:style-name="T8">yVertexMax{"yVert</text:span><text:span text:style-name="T8">exMax", 100., </text:span><text:span text:style-name="T8">"max. y of primary </text:span><text:span text:style-name="T8">vertex [cm]"};</text:span></text:p>
            <text:p text:style-name="P42"><text:span text:style-name="T8"><text:s text:c="2"/></text:span><text:span text:style-name="T8">Configurable&lt;doubl</text:span><text:span text:style-name="T8">e&gt; </text:span><text:span text:style-name="T8">zVertexMin{"zVerte</text:span><text:span text:style-name="T8">xMin", -100., "min. </text:span><text:span text:style-name="T8">z of primary vertex </text:span><text:span text:style-name="T8">[cm]"};</text:span></text:p>
            <text:p text:style-name="P42"><text:span text:style-name="T8"><text:s text:c="2"/></text:span><text:span text:style-name="T8">Configurable&lt;doubl</text:span><text:span text:style-name="T8">e&gt; </text:span><text:span text:style-name="T8">zVertexMax{"zVert</text:span><text:span text:style-name="T8">exMax", 100., </text:span><text:span text:style-name="T8">"max. z of primary </text:span><text:span text:style-name="T8">vertex [cm]"};</text:span></text:p>
            <text:p text:style-name="P42"><text:span text:style-name="T8"><text:s text:c="2"/></text:span><text:span text:style-name="T8">Configurable&lt;int&gt; </text:span><text:span text:style-name="T8">nContribMin{"nCon</text:span><text:span text:style-name="T8">tribMin", 0, "min. </text:span><text:span text:style-name="T8">number of </text:span><text:span text:style-name="T8">contributors to </text:span><text:span text:style-name="T8">primary-vertex </text:span><text:span text:style-name="T8">reconstruction"};</text:span></text:p>
            <text:p text:style-name="P42"><text:span text:style-name="T8"><text:s text:c="2"/></text:span><text:span text:style-name="T8">Configurable&lt;doubl</text:span><text:span text:style-name="T8">e&gt; </text:span><text:span text:style-name="T8">chi2Max{"chi2Max"</text:span><text:span text:style-name="T8">, 0., "max. chi^2 of </text:span><text:span text:style-name="T8">primary-vertex </text:span><text:span text:style-name="T8">reconstruction"};</text:span></text:p>
            <text:p text:style-name="P42"><text:span text:style-name="T8"><text:s text:c="2"/></text:span><text:span text:style-name="T8">Configurable&lt;std::</text:span><text:span text:style-name="T8">string&gt; </text:span><text:span text:style-name="T8">triggerClassName{</text:span><text:span text:style-name="T8">"triggerClassName</text:span><text:span text:style-name="T8">", "kINT7", "trigger </text:span><text:span text:style-name="T8">class"};</text:span></text:p>
            <text:p text:style-name="P42"><text:span text:style-name="T8"><text:s text:c="2"/></text:span><text:span text:style-name="T8">Configurable&lt;bool&gt; </text:span><text:span text:style-name="T8">useSel8Trigger{"us</text:span><text:span text:style-name="T8">eSel8Trigger", </text:span><text:span text:style-name="T8">false, "use sel8 </text:span><text:span text:style-name="T8">trigger condition, </text:span><text:span text:style-name="T8">for Run3 studies"};</text:span></text:p>
          </draw:text-box>
        </draw:frame>
        <draw:frame draw:style-name="gr25" draw:text-style-name="P41" draw:layer="layout" svg:width="10.675cm" svg:height="1.276cm" svg:x="0.71cm" svg:y="1.732cm">
          <draw:text-box>
            <text:p text:style-name="P40"><text:span text:style-name="T7">struct </text:span><text:span text:style-name="T7">HfTagSel</text:span><text:span text:style-name="T7">Collision</text:span><text:span text:style-name="T7">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5" draw:text-style-name="P45" draw:layer="layout" svg:width="27.769cm" svg:height="18.575cm" svg:x="0.224cm" svg:y="2.086cm">
          <draw:text-box>
            <text:p text:style-name="P44"><text:span text:style-name="T3"><text:s text:c="2"/></text:span><text:span text:style-name="T3">Configurable&lt;bool&gt; </text:span><text:span text:style-name="T3">doValPlots{"doValPl</text:span><text:span text:style-name="T3">ots", true, "fill </text:span><text:span text:style-name="T3">histograms"};</text:span></text:p>
            <text:p text:style-name="P44"><text:span text:style-name="T3"/></text:p>
            <text:p text:style-name="P44"><text:span text:style-name="T3"><text:s text:c="2"/></text:span><text:span text:style-name="T3">// vertexing </text:span><text:span text:style-name="T3">parameters</text:span></text:p>
            <text:p text:style-name="P44"><text:span text:style-name="T3"><text:s text:c="2"/></text:span><text:span text:style-name="T3">Configurable&lt;doubl</text:span><text:span text:style-name="T3">e&gt; bZ{"bZ", 5., </text:span><text:span text:style-name="T3">"magnetic field"};</text:span></text:p>
            <text:p text:style-name="P44"><text:span text:style-name="T3"><text:s text:c="2"/></text:span><text:span text:style-name="T3">Configurable&lt;bool&gt; </text:span><text:span text:style-name="T3">propDCA{"propDCA</text:span><text:span text:style-name="T3">", true, "create tracks </text:span><text:span text:style-name="T3">version propagated </text:span><text:span text:style-name="T3">to PCA"};</text:span></text:p>
            <text:p text:style-name="P44"><text:span text:style-name="T3"><text:s text:c="2"/></text:span><text:span text:style-name="T3">Configurable&lt;doubl</text:span><text:span text:style-name="T3">e&gt; maxR{"maxR", </text:span><text:span text:style-name="T3">200., "reject PCA's </text:span><text:span text:style-name="T3">above this radius"};</text:span></text:p>
            <text:p text:style-name="P44"><text:span text:style-name="T3"><text:s text:c="2"/></text:span><text:span text:style-name="T3">Configurable&lt;doubl</text:span><text:span text:style-name="T3">e&gt; </text:span><text:span text:style-name="T3">maxDZIni{"maxDZIn</text:span><text:span text:style-name="T3">i", 4., "reject (if&gt;0) </text:span><text:span text:style-name="T3">PCA candidate if </text:span><text:span text:style-name="T3">tracks DZ exceeds </text:span><text:span text:style-name="T3">threshold"};</text:span></text:p>
            <text:p text:style-name="P44"><text:span text:style-name="T3"><text:s text:c="2"/></text:span><text:span text:style-name="T3">Configurable&lt;doubl</text:span><text:span text:style-name="T3">e&gt; </text:span><text:span text:style-name="T3">minParamChange{"</text:span><text:span text:style-name="T3">minParamChange", </text:span><text:span text:style-name="T3">1.e-3, "stop </text:span><text:span text:style-name="T3">iterations if largest </text:span><text:span text:style-name="T3">change of any X is </text:span><text:span text:style-name="T3">smaller than this"};</text:span></text:p>
            <text:p text:style-name="P44"><text:span text:style-name="T3"><text:s text:c="2"/></text:span><text:span text:style-name="T3">Configurable&lt;doubl</text:span><text:span text:style-name="T3">e&gt; </text:span><text:span text:style-name="T3">minRelChi2Change</text:span><text:span text:style-name="T3">{"minRelChi2Chang</text:span><text:span text:style-name="T3">e", 0.9, "stop </text:span><text:span text:style-name="T3">iterations if </text:span><text:span text:style-name="T3">chi2/chi2old &gt; this"};</text:span></text:p>
            <text:p text:style-name="P44"><text:span text:style-name="T3"><text:s text:c="2"/></text:span><text:span text:style-name="T3">Configurable&lt;bool&gt; </text:span><text:span text:style-name="T3">UseAbsDCA{"UseA</text:span><text:span text:style-name="T3">bsDCA", true, "Use </text:span><text:span text:style-name="T3">Abs DCAs"};</text:span></text:p>
            <text:p text:style-name="P44"><text:span text:style-name="T3"/></text:p>
            <text:p text:style-name="P44"><text:span text:style-name="T3"><text:s text:c="2"/></text:span><text:span text:style-name="T3">// quality cut</text:span></text:p>
            <text:p text:style-name="P44"><text:span text:style-name="T3"><text:s text:c="2"/></text:span><text:span text:style-name="T3">Configurable&lt;bool&gt; </text:span><text:span text:style-name="T3">doCutQuality{"doCu</text:span><text:span text:style-name="T3">tQuality", true, </text:span><text:span text:style-name="T3">"apply quality cuts"};</text:span></text:p>
            <text:p text:style-name="P44"><text:span text:style-name="T3"/></text:p>
            <text:p text:style-name="P44"><text:span text:style-name="T3"><text:s text:c="2"/></text:span><text:span text:style-name="T3">// track cuts for </text:span><text:span text:style-name="T3">bachelor</text:span></text:p>
            <text:p text:style-name="P44"><text:span text:style-name="T3"><text:s text:c="2"/></text:span><text:span text:style-name="T3">Configurable&lt;bool&gt; </text:span><text:span text:style-name="T3">TPCRefitBach{"TP</text:span><text:span text:style-name="T3">CRefitBach", true, </text:span><text:span text:style-name="T3">"request TPC refit </text:span><text:span text:style-name="T3">bachelor"};</text:span></text:p>
            <text:p text:style-name="P44"><text:span text:style-name="T3"><text:s text:c="2"/></text:span><text:span text:style-name="T3">Configurable&lt;int&gt; </text:span><text:span text:style-name="T3">minCrossedRowsB</text:span><text:span text:style-name="T3">ach{"minCrossedRo</text:span><text:span text:style-name="T3">wsBach", 50, "min </text:span><text:span text:style-name="T3">crossed rows </text:span><text:span text:style-name="T3">bachelor"};</text:span></text:p>
            <text:p text:style-name="P44"><text:span text:style-name="T3"/></text:p>
            <text:p text:style-name="P44"><text:span text:style-name="T3"><text:s text:c="2"/></text:span><text:span text:style-name="T3">// track cuts for V0 </text:span><text:span text:style-name="T3">daughters</text:span></text:p>
            <text:p text:style-name="P44"><text:span text:style-name="T3"><text:s text:c="2"/></text:span><text:span text:style-name="T3">Configurable&lt;bool&gt; </text:span><text:span text:style-name="T3">TPCRefitV0Daugh{"</text:span><text:span text:style-name="T3">TPCRefitV0Daugh", </text:span><text:span text:style-name="T3">true, "request TPC </text:span><text:span text:style-name="T3">refit V0 daughters"};</text:span></text:p>
            <text:p text:style-name="P44"><text:span text:style-name="T3"><text:s text:c="2"/></text:span><text:span text:style-name="T3">Configurable&lt;int&gt; </text:span><text:span text:style-name="T3">minCrossedRowsV</text:span><text:span text:style-name="T3">0Daugh{"minCrosse</text:span><text:span text:style-name="T3">dRowsV0Daugh", </text:span><text:span text:style-name="T3">50, "min crossed </text:span><text:span text:style-name="T3">rows V0 </text:span><text:span text:style-name="T3">daughters"};</text:span></text:p>
            <text:p text:style-name="P44"><text:span text:style-name="T3"/></text:p>
            <text:p text:style-name="P44"><text:span text:style-name="T3"><text:s text:c="2"/></text:span><text:span text:style-name="T3">// track cuts for V0 </text:span><text:span text:style-name="T3">daughters</text:span></text:p>
            <text:p text:style-name="P44"><text:span text:style-name="T3"><text:s text:c="2"/></text:span><text:span text:style-name="T3">Configurable&lt;doubl</text:span><text:span text:style-name="T3">e&gt; </text:span><text:span text:style-name="T3">etaMax{"etaMax", </text:span><text:span text:style-name="T3">1.1, "max. </text:span><text:span text:style-name="T3">pseudorapidity V0 </text:span><text:span text:style-name="T3">daughters"};</text:span></text:p>
            <text:p text:style-name="P44"><text:span text:style-name="T3"><text:s text:c="2"/></text:span><text:span text:style-name="T3">Configurable&lt;doubl</text:span><text:span text:style-name="T3">e&gt; ptMin{"ptMin", </text:span><text:span text:style-name="T3">0.05, "min. pT V0 </text:span><text:span text:style-name="T3">daughters"};</text:span></text:p>
            <text:p text:style-name="P44"><text:span text:style-name="T3"/></text:p>
            <text:p text:style-name="P44"><text:span text:style-name="T3"><text:s text:c="2"/></text:span><text:span text:style-name="T3">// v0 cuts</text:span></text:p>
            <text:p text:style-name="P44"><text:span text:style-name="T3"><text:s text:c="2"/></text:span><text:span text:style-name="T3">Configurable&lt;doubl</text:span><text:span text:style-name="T3">e&gt; </text:span><text:span text:style-name="T3">cosPAV0{"cosPAV0"</text:span><text:span text:style-name="T3">, .995, "CosPA V0"}; <text:s/></text:span><text:span text:style-name="T3"><text:s text:c="15"/>// as in the </text:span><text:span text:style-name="T3">task that create the </text:span><text:span text:style-name="T3">V0s</text:span></text:p>
            <text:p text:style-name="P44"><text:span text:style-name="T3"><text:s text:c="2"/></text:span><text:span text:style-name="T3">Configurable&lt;doubl</text:span><text:span text:style-name="T3">e&gt; </text:span><text:span text:style-name="T3">dcaXYNegToPV{"dc</text:span><text:span text:style-name="T3">aXYNegToPV", .1, </text:span><text:span text:style-name="T3">"DCA_XY Neg To </text:span><text:span text:style-name="T3">PV"}; // check: in HF </text:span><text:span text:style-name="T3">Run 2, it was 0 at </text:span><text:span text:style-name="T3">filtering</text:span></text:p>
            <text:p text:style-name="P44"><text:span text:style-name="T3"><text:s text:c="2"/></text:span><text:span text:style-name="T3">Configurable&lt;doubl</text:span><text:span text:style-name="T3">e&gt; </text:span><text:span text:style-name="T3">dcaXYPosToPV{"dc</text:span><text:span text:style-name="T3">aXYPosToPV", .1, </text:span><text:span text:style-name="T3">"DCA_XY Pos To </text:span><text:span text:style-name="T3">PV"}; // check: in HF </text:span><text:span text:style-name="T3">Run 2, it was 0 at </text:span><text:span text:style-name="T3">filtering</text:span></text:p>
            <text:p text:style-name="P44"><text:span text:style-name="T3"><text:s text:c="2"/></text:span><text:span text:style-name="T3">Configurable&lt;doubl</text:span><text:span text:style-name="T3">e&gt; </text:span><text:span text:style-name="T3">cutInvMassV0{"cutIn</text:span><text:span text:style-name="T3">vMassV0", 0.05, "V0 </text:span><text:span text:style-name="T3">candidate invariant </text:span><text:span text:style-name="T3">mass difference wrt </text:span><text:span text:style-name="T3">PDG"};</text:span></text:p>
            <text:p text:style-name="P44"><text:span text:style-name="T3"/></text:p>
            <text:p text:style-name="P44"><text:span text:style-name="T3"><text:s text:c="2"/></text:span><text:span text:style-name="T3">// cascade cuts</text:span></text:p>
            <text:p text:style-name="P44"><text:span text:style-name="T3"><text:s text:c="2"/></text:span><text:span text:style-name="T3">Configurable&lt;doubl</text:span><text:span text:style-name="T3">e&gt; </text:span><text:span text:style-name="T3">cutCascPtCandMin{</text:span><text:span text:style-name="T3">"cutCascPtCandMin</text:span><text:span text:style-name="T3">", -1., "min. pT of the </text:span><text:span text:style-name="T3">cascade </text:span><text:span text:style-name="T3">candidate"}; <text:s text:c="13"/>/</text:span><text:span text:style-name="T3">/ PbPb 2018: use 1</text:span></text:p>
            <text:p text:style-name="P44"><text:span text:style-name="T3"><text:s text:c="2"/></text:span><text:span text:style-name="T3">Configurable&lt;doubl</text:span><text:span text:style-name="T3">e&gt; </text:span><text:span text:style-name="T3">cutCascInvMassLc{"</text:span><text:span text:style-name="T3">cutCascInvMassLc", </text:span><text:span text:style-name="T3">1., "Lc candidate </text:span><text:span text:style-name="T3">invariant mass </text:span><text:span text:style-name="T3">difference wrt </text:span><text:span text:style-name="T3">PDG"}; // for PbPb </text:span><text:span text:style-name="T3">2018: use 0.2</text:span></text:p>
          </draw:text-box>
        </draw:frame>
        <draw:frame draw:style-name="gr25" draw:text-style-name="P41" draw:layer="layout" svg:width="18.108cm" svg:height="1.276cm" svg:x="0.762cm" svg:y="0.508cm">
          <draw:text-box>
            <text:p text:style-name="P40"><text:span text:style-name="T7">str</text:span><text:span text:style-name="T7">uct </text:span><text:span text:style-name="T7">HfT</text:span><text:span text:style-name="T7">rac</text:span><text:span text:style-name="T7">kIn</text:span><text:span text:style-name="T7">dex</text:span><text:span text:style-name="T7">Ski</text:span><text:span text:style-name="T7">ms</text:span><text:span text:style-name="T7">Cre</text:span><text:span text:style-name="T7">ato</text:span><text:span text:style-name="T7">rCa</text:span><text:span text:style-name="T7">sca</text:span><text:span text:style-name="T7">d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8" draw:text-style-name="P25" draw:layer="layout" svg:width="6.096cm" svg:height="2.032cm" svg:x="11.058cm" svg:y="0.108cm">
          <text:p text:style-name="P24"><text:span text:style-name="T5">AO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3.048cm" svg:height="1.016cm" svg:x="9.082cm" svg:y="2.24cm">
          <text:p text:style-name="P10"><text:span text:style-name="T2">aod::FullTracks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28cm" svg:height="14.754cm" svg:x="0cm" svg:y="6.07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8.762cm" svg:height="4.318cm" svg:x="18.088cm" svg:y="6.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7.62cm" svg:height="1.778cm" svg:x="18.796cm" svg:y="7.714cm">
          <text:p text:style-name="P29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4.346cm" svg:height="0.725cm" draw:transform="rotate (1.5707963267949) translate (26.824cm 11.04cm)">
          <draw:text-box>
            <text:p text:style-name="P15"><text:span text:style-name="T3">lf-lambdakzerofinder</text:span></text:p>
          </draw:text-box>
        </draw:frame>
        <draw:line draw:style-name="gr13" draw:text-style-name="P4" draw:layer="layout" svg:x1="22.824cm" svg:y1="9.492cm" svg:x2="22.824cm" svg:y2="11.678cm">
          <text:p/>
        </draw:line>
        <draw:frame draw:style-name="gr34" draw:text-style-name="P30" draw:layer="layout" svg:width="17.773cm" svg:height="2.384cm" svg:x="6.357cm" svg:y="19.141cm">
          <draw:text-box>
            <text:p text:style-name="P29"><text:span text:style-name="T6">o2-analysis-</text:span><text:span text:style-name="T6">lf-</text:span><text:span text:style-name="T6">lambdakzerof</text:span><text:span text:style-name="T6">inder</text:span></text:p>
            <text:p text:style-name="P29"><text:span text:style-name="T6">PWGLF/</text:span><text:span text:style-name="T6">TableProduce</text:span><text:span text:style-name="T6">r/</text:span><text:span text:style-name="T6">lambdakzerof</text:span><text:span text:style-name="T6">inder.cxx</text:span></text:p>
          </draw:text-box>
        </draw:frame>
        <draw:frame draw:style-name="gr25" draw:text-style-name="P19" draw:layer="layout" svg:width="20.081cm" svg:height="2.621cm" svg:x="8.232cm" svg:y="16.357cm">
          <draw:text-box>
            <text:p text:style-name="P18"><text:span text:style-name="T3"><text:s text:c="2"/></text:span><text:span text:style-name="T3">Configurable&lt;doubl</text:span><text:span text:style-name="T3">e&gt; </text:span><text:span text:style-name="T3">d_UseAbsDCA{"d_</text:span><text:span text:style-name="T3">UseAbsDCA", </text:span><text:span text:style-name="T3">kTRUE, "Use Abs </text:span><text:span text:style-name="T3">DCAs"};</text:span></text:p>
            <text:p text:style-name="P18"><text:span text:style-name="T3"><text:s text:c="2"/></text:span><text:span text:style-name="T3">Configurable&lt;doubl</text:span><text:span text:style-name="T3">e&gt; </text:span><text:span text:style-name="T3">d_bz_input{"d_bz", -</text:span><text:span text:style-name="T3">999, "bz field, -999 </text:span><text:span text:style-name="T3">is automatic"};</text:span></text:p>
            <text:p text:style-name="P18"><text:span text:style-name="T3"><text:s text:c="2"/></text:span><text:span text:style-name="T3">Configurable&lt;doubl</text:span><text:span text:style-name="T3">e&gt; </text:span><text:span text:style-name="T3">v0cospa{"v0cospa", </text:span><text:span text:style-name="T3">0.995, "V0 CosPA"}; </text:span><text:span text:style-name="T3">// double -&gt; N.B. </text:span><text:span text:style-name="T3">dcos(x)/dx = 0 at </text:span><text:span text:style-name="T3">x=0)</text:span></text:p>
            <text:p text:style-name="P18"><text:span text:style-name="T3"><text:s text:c="2"/></text:span><text:span text:style-name="T3">Configurable&lt;float&gt; </text:span><text:span text:style-name="T3">dcav0dau{"dcav0da</text:span><text:span text:style-name="T3">u", 1.0, "DCA V0 </text:span><text:span text:style-name="T3">Daughters"};</text:span></text:p>
            <text:p text:style-name="P18"><text:span text:style-name="T3"><text:s text:c="2"/></text:span><text:span text:style-name="T3">Configurable&lt;float&gt; </text:span><text:span text:style-name="T3">v0radius{"v0radius", </text:span><text:span text:style-name="T3">5.0, "v0radius"};</text:span></text:p>
          </draw:text-box>
        </draw:frame>
        <draw:custom-shape draw:style-name="gr28" draw:text-style-name="P23" draw:layer="layout" svg:width="3.048cm" svg:height="1.016cm" svg:x="12.33cm" svg:y="2.232cm">
          <text:p text:style-name="P10"><text:span text:style-name="T2">aod::Collisions</text:span></text:p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3.048cm" svg:height="1.016cm" svg:x="24.003cm" svg:y="11.938cm">
          <text:p text:style-name="P2"><text:span text:style-name="T1">aod::V0DataLink</text:span></text:p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2.032cm" svg:height="1.016cm" svg:x="21.817cm" svg:y="11.938cm">
          <text:p text:style-name="P2"><text:span text:style-name="T1">aod::V0s</text:span></text:p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3.81cm" svg:height="1.016cm" svg:x="17.852cm" svg:y="11.938cm">
          <text:p text:style-name="P2"><text:span text:style-name="T1">aod::StoredV0D</text:span><text:span text:style-name="T1">atas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2.824cm" svg:y1="9.492cm" svg:x2="25.364cm" svg:y2="11.838cm">
          <text:p/>
        </draw:line>
        <draw:line draw:style-name="gr13" draw:text-style-name="P4" draw:layer="layout" svg:x1="22.824cm" svg:y1="9.492cm" svg:x2="20.284cm" svg:y2="11.838cm">
          <text:p/>
        </draw:line>
        <draw:custom-shape draw:style-name="gr28" draw:text-style-name="P23" draw:layer="layout" svg:width="3.048cm" svg:height="1.016cm" svg:x="15.63cm" svg:y="2.24cm">
          <text:p text:style-name="P10"><text:span text:style-name="T2">aod::TracksCov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096cm" svg:height="2.032cm" svg:x="20.155cm" svg:y="0.162cm">
          <text:p text:style-name="P24"><text:span text:style-name="T5">timesta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4.572cm" svg:height="1.016cm" svg:x="21.006cm" svg:y="2.256cm">
          <text:p text:style-name="P2"><text:span text:style-name="T1">aod::BCsWithTimestamps</text:span></text:p>
          <draw:enhanced-geometry svg:viewBox="0 0 21600 21600" draw:type="rectangle" draw:enhanced-path="M 0 0 L 21600 0 21600 21600 0 21600 0 0 Z N"/>
        </draw:custom-shape>
        <draw:custom-shape draw:style-name="gr72" draw:text-style-name="P47" draw:layer="layout" svg:width="4.064cm" svg:height="1.016cm" svg:x="12.646cm" svg:y="7.866cm">
          <text:p text:style-name="P31"><text:span text:style-name="T1">aod::V0GoodPosTracks</text:span></text:p>
          <draw:enhanced-geometry svg:viewBox="0 0 21600 21600" draw:type="rectangle" draw:enhanced-path="M 0 0 L 21600 0 21600 21600 0 21600 0 0 Z N"/>
        </draw:custom-shape>
        <draw:custom-shape draw:style-name="gr73" draw:text-style-name="P47" draw:layer="layout" svg:width="4.064cm" svg:height="1.016cm" svg:x="12.7cm" svg:y="9.398cm">
          <text:p text:style-name="P31"><text:span text:style-name="T1">aod::V0GoodNe</text:span><text:span text:style-name="T1">gTracks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4.697cm" svg:height="0.725cm" draw:transform="rotate (1.5707963267949) translate (1.724cm 11.638cm)">
          <draw:text-box>
            <text:p text:style-name="P15"><text:span text:style-name="T3">lf-</text:span><text:span text:style-name="T3">lambdakzeroprefilter</text:span></text:p>
          </draw:text-box>
        </draw:frame>
        <draw:custom-shape draw:style-name="gr67" draw:text-style-name="P12" draw:layer="layout" svg:width="8.762cm" svg:height="4.318cm" svg:x="2.54cm" svg:y="6.9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6" draw:layer="layout" svg:width="7.62cm" svg:height="1.778cm" svg:x="3.248cm" svg:y="7.982cm">
          <text:p text:style-name="P29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15.564cm" svg:height="2.147cm" svg:x="-0.429cm" svg:y="13.708cm">
          <draw:text-box>
            <text:p text:style-name="P18"><text:span text:style-name="T3"><text:s text:c="2"/></text:span><text:span text:style-name="T3">Configurable&lt;float&gt; </text:span><text:span text:style-name="T3">dcanegtopv{"dcane</text:span><text:span text:style-name="T3">gtopv", .1, "DCA </text:span><text:span text:style-name="T3">Neg To PV"};</text:span></text:p>
            <text:p text:style-name="P18"><text:span text:style-name="T3"><text:s text:c="2"/></text:span><text:span text:style-name="T3">Configurable&lt;float&gt; </text:span><text:span text:style-name="T3">dcapostopv{"dcapos</text:span><text:span text:style-name="T3">topv", .1, "DCA Pos </text:span><text:span text:style-name="T3">To PV"};</text:span></text:p>
            <text:p text:style-name="P18"><text:span text:style-name="T3"><text:s text:c="2"/></text:span><text:span text:style-name="T3">Configurable&lt;int&gt; </text:span><text:span text:style-name="T3">mincrossedrows{"mi</text:span><text:span text:style-name="T3">ncrossedrows", 70, </text:span><text:span text:style-name="T3">"min crossed rows"};</text:span></text:p>
            <text:p text:style-name="P18"><text:span text:style-name="T3"><text:s text:c="2"/></text:span><text:span text:style-name="T3">Configurable&lt;int&gt; </text:span><text:span text:style-name="T3">tpcrefit{"tpcrefit", 1, </text:span><text:span text:style-name="T3">"demand TPC </text:span><text:span text:style-name="T3">refit"};</text:span></text:p>
          </draw:text-box>
        </draw:frame>
        <draw:custom-shape draw:style-name="gr74" draw:text-style-name="P49" draw:layer="layout" svg:width="6.096cm" svg:height="2.032cm" svg:x="0.76cm" svg:y="0.14cm">
          <text:p text:style-name="P48"><text:span text:style-name="T9">track-</text:span><text:span text:style-name="T9">propagation</text:span></text:p>
          <text:p text:style-name="P48"><text:span text:style-name="T9">/</text:span></text:p>
          <text:p text:style-name="P48"><text:span text:style-name="T9">track-</text:span><text:span text:style-name="T9">exten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draw:layer="layout" svg:width="3.048cm" svg:height="1.016cm" svg:x="2.13cm" svg:y="2.24cm">
          <text:p text:style-name="P10"><text:span text:style-name="T2">aod::Tracks</text:span><text:span text:style-name="T2">DC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81cm" svg:y1="3.242cm" svg:x2="6.096cm" svg:y2="7.982cm">
          <text:p/>
        </draw:line>
        <draw:line draw:style-name="gr13" draw:text-style-name="P4" draw:layer="layout" svg:x1="10.668cm" svg:y1="3.302cm" svg:x2="7.112cm" svg:y2="7.982cm">
          <text:p/>
        </draw:line>
        <draw:line draw:style-name="gr13" draw:text-style-name="P4" draw:layer="layout" svg:x1="13.716cm" svg:y1="3.256cm" svg:x2="8.128cm" svg:y2="7.982cm">
          <text:p/>
        </draw:line>
        <draw:line draw:style-name="gr13" draw:text-style-name="P4" draw:layer="layout" svg:x1="10.668cm" svg:y1="3.256cm" svg:x2="20.32cm" svg:y2="7.874cm">
          <text:p/>
        </draw:line>
        <draw:line draw:style-name="gr13" draw:text-style-name="P4" draw:layer="layout" svg:x1="13.716cm" svg:y1="3.256cm" svg:x2="21.082cm" svg:y2="7.714cm">
          <text:p/>
        </draw:line>
        <draw:line draw:style-name="gr13" draw:text-style-name="P4" draw:layer="layout" svg:x1="17.272cm" svg:y1="3.256cm" svg:x2="21.844cm" svg:y2="7.714cm">
          <text:p/>
        </draw:line>
        <draw:line draw:style-name="gr13" draw:text-style-name="P4" draw:layer="layout" svg:x1="23.368cm" svg:y1="3.242cm" svg:x2="22.352cm" svg:y2="7.714cm">
          <text:p/>
        </draw:line>
        <draw:line draw:style-name="gr13" draw:text-style-name="P4" draw:layer="layout" svg:x1="10.868cm" svg:y1="8.89cm" svg:x2="12.646cm" svg:y2="8.382cm">
          <text:p/>
        </draw:line>
        <draw:line draw:style-name="gr13" draw:text-style-name="P4" draw:layer="layout" svg:x1="10.922cm" svg:y1="8.89cm" svg:x2="12.7cm" svg:y2="9.906cm">
          <text:p/>
        </draw:line>
        <draw:line draw:style-name="gr13" draw:text-style-name="P4" draw:layer="layout" svg:x1="16.71cm" svg:y1="8.382cm" svg:x2="18.796cm" svg:y2="8.636cm">
          <text:p/>
        </draw:line>
        <draw:line draw:style-name="gr13" draw:text-style-name="P4" draw:layer="layout" svg:x1="16.764cm" svg:y1="9.906cm" svg:x2="18.796cm" svg:y2="8.89cm">
          <text:p/>
        </draw:line>
        <presentation:notes draw:style-name="dp1">
          <draw:page-thumbnail draw:style-name="gr16" draw:layer="layout" svg:width="19.798cm" svg:height="11.136cm" svg:x="0.6cm" svg:y="2.257cm" draw:page-number="9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8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6cm" svg:y="0.836cm" presentation:class="title" presentation:placeholder="true">
        <draw:text-box/>
      </draw:frame>
      <draw:frame presentation:style-name="Default-outline1" draw:layer="backgroundobjects" svg:width="25.199cm" svg:height="12.179cm" svg:x="1.396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396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2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2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53:22.866591647</meta:creation-date>
    <dc:date>2022-09-15T17:44:40.275346916</dc:date>
    <meta:editing-duration>PT3H17M2S</meta:editing-duration>
    <meta:editing-cycles>54</meta:editing-cycles>
    <meta:generator>LibreOffice/6.4.7.2$Linux_X86_64 LibreOffice_project/40$Build-2</meta:generator>
    <meta:document-statistic meta:object-count="253"/>
  </office:meta>
</office:document-meta>
</file>